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8.72pt" svg:height="254.92pt" svg:x="131.1pt" svg:y="3.2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418513" calcext:value-type="float">
            <text:p>418513</text:p>
          </table:table-cell>
        </table:table-row>
        <table:table-row table:style-name="ro1">
          <table:table-cell/>
          <table:table-cell office:value-type="float" office:value="338641" calcext:value-type="float">
            <text:p>338641</text:p>
          </table:table-cell>
        </table:table-row>
        <table:table-row table:style-name="ro1">
          <table:table-cell/>
          <table:table-cell office:value-type="float" office:value="345753" calcext:value-type="float">
            <text:p>345753</text:p>
          </table:table-cell>
        </table:table-row>
        <table:table-row table:style-name="ro1">
          <table:table-cell/>
          <table:table-cell office:value-type="float" office:value="572287" calcext:value-type="float">
            <text:p>572287</text:p>
          </table:table-cell>
        </table:table-row>
        <table:table-row table:style-name="ro1">
          <table:table-cell/>
          <table:table-cell office:value-type="float" office:value="863096" calcext:value-type="float">
            <text:p>863096</text:p>
          </table:table-cell>
        </table:table-row>
        <table:table-row table:style-name="ro1">
          <table:table-cell/>
          <table:table-cell office:value-type="float" office:value="811794" calcext:value-type="float">
            <text:p>811794</text:p>
          </table:table-cell>
        </table:table-row>
        <table:table-row table:style-name="ro1">
          <table:table-cell/>
          <table:table-cell office:value-type="float" office:value="809785" calcext:value-type="float">
            <text:p>809785</text:p>
          </table:table-cell>
        </table:table-row>
        <table:table-row table:style-name="ro1">
          <table:table-cell/>
          <table:table-cell office:value-type="float" office:value="888527" calcext:value-type="float">
            <text:p>888527</text:p>
          </table:table-cell>
        </table:table-row>
        <table:table-row table:style-name="ro1">
          <table:table-cell/>
          <table:table-cell office:value-type="float" office:value="766497" calcext:value-type="float">
            <text:p>766497</text:p>
          </table:table-cell>
        </table:table-row>
        <table:table-row table:style-name="ro1">
          <table:table-cell/>
          <table:table-cell office:value-type="float" office:value="744355" calcext:value-type="float">
            <text:p>744355</text:p>
          </table:table-cell>
        </table:table-row>
        <table:table-row table:style-name="ro1">
          <table:table-cell/>
          <table:table-cell office:value-type="float" office:value="698361" calcext:value-type="float">
            <text:p>698361</text:p>
          </table:table-cell>
        </table:table-row>
        <table:table-row table:style-name="ro1">
          <table:table-cell/>
          <table:table-cell office:value-type="float" office:value="695339" calcext:value-type="float">
            <text:p>695339</text:p>
          </table:table-cell>
        </table:table-row>
        <table:table-row table:style-name="ro1">
          <table:table-cell/>
          <table:table-cell office:value-type="float" office:value="695522" calcext:value-type="float">
            <text:p>695522</text:p>
          </table:table-cell>
        </table:table-row>
        <table:table-row table:style-name="ro1">
          <table:table-cell/>
          <table:table-cell office:value-type="float" office:value="748305" calcext:value-type="float">
            <text:p>748305</text:p>
          </table:table-cell>
        </table:table-row>
        <table:table-row table:style-name="ro1">
          <table:table-cell/>
          <table:table-cell office:value-type="float" office:value="696455" calcext:value-type="float">
            <text:p>696455</text:p>
          </table:table-cell>
        </table:table-row>
        <table:table-row table:style-name="ro1">
          <table:table-cell/>
          <table:table-cell office:value-type="float" office:value="695243" calcext:value-type="float">
            <text:p>695243</text:p>
          </table:table-cell>
        </table:table-row>
        <table:table-row table:style-name="ro1">
          <table:table-cell/>
          <table:table-cell office:value-type="float" office:value="696668" calcext:value-type="float">
            <text:p>696668</text:p>
          </table:table-cell>
        </table:table-row>
        <table:table-row table:style-name="ro1">
          <table:table-cell/>
          <table:table-cell office:value-type="float" office:value="697238" calcext:value-type="float">
            <text:p>697238</text:p>
          </table:table-cell>
        </table:table-row>
        <table:table-row table:style-name="ro1">
          <table:table-cell/>
          <table:table-cell office:value-type="float" office:value="734912" calcext:value-type="float">
            <text:p>734912</text:p>
          </table:table-cell>
        </table:table-row>
        <table:table-row table:style-name="ro1">
          <table:table-cell/>
          <table:table-cell office:value-type="float" office:value="697453" calcext:value-type="float">
            <text:p>697453</text:p>
          </table:table-cell>
        </table:table-row>
        <table:table-row table:style-name="ro1">
          <table:table-cell/>
          <table:table-cell office:value-type="float" office:value="800367" calcext:value-type="float">
            <text:p>800367</text:p>
          </table:table-cell>
        </table:table-row>
        <table:table-row table:style-name="ro1">
          <table:table-cell/>
          <table:table-cell office:value-type="float" office:value="812986" calcext:value-type="float">
            <text:p>812986</text:p>
          </table:table-cell>
        </table:table-row>
        <table:table-row table:style-name="ro1">
          <table:table-cell/>
          <table:table-cell office:value-type="float" office:value="692021" calcext:value-type="float">
            <text:p>692021</text:p>
          </table:table-cell>
        </table:table-row>
        <table:table-row table:style-name="ro1">
          <table:table-cell/>
          <table:table-cell office:value-type="float" office:value="730272" calcext:value-type="float">
            <text:p>730272</text:p>
          </table:table-cell>
        </table:table-row>
        <table:table-row table:style-name="ro1">
          <table:table-cell/>
          <table:table-cell office:value-type="float" office:value="688492" calcext:value-type="float">
            <text:p>688492</text:p>
          </table:table-cell>
        </table:table-row>
        <table:table-row table:style-name="ro1">
          <table:table-cell/>
          <table:table-cell office:value-type="float" office:value="693844" calcext:value-type="float">
            <text:p>693844</text:p>
          </table:table-cell>
        </table:table-row>
        <table:table-row table:style-name="ro1">
          <table:table-cell/>
          <table:table-cell office:value-type="float" office:value="730734" calcext:value-type="float">
            <text:p>730734</text:p>
          </table:table-cell>
        </table:table-row>
        <table:table-row table:style-name="ro1">
          <table:table-cell/>
          <table:table-cell office:value-type="float" office:value="713316" calcext:value-type="float">
            <text:p>713316</text:p>
          </table:table-cell>
        </table:table-row>
        <table:table-row table:style-name="ro1">
          <table:table-cell/>
          <table:table-cell office:value-type="float" office:value="773501" calcext:value-type="float">
            <text:p>773501</text:p>
          </table:table-cell>
        </table:table-row>
        <table:table-row table:style-name="ro1">
          <table:table-cell/>
          <table:table-cell office:value-type="float" office:value="876808" calcext:value-type="float">
            <text:p>876808</text:p>
          </table:table-cell>
        </table:table-row>
        <table:table-row table:style-name="ro1">
          <table:table-cell/>
          <table:table-cell office:value-type="float" office:value="745134" calcext:value-type="float">
            <text:p>745134</text:p>
          </table:table-cell>
        </table:table-row>
        <table:table-row table:style-name="ro1">
          <table:table-cell/>
          <table:table-cell office:value-type="float" office:value="793045" calcext:value-type="float">
            <text:p>793045</text:p>
          </table:table-cell>
        </table:table-row>
        <table:table-row table:style-name="ro1">
          <table:table-cell/>
          <table:table-cell office:value-type="float" office:value="729324" calcext:value-type="float">
            <text:p>729324</text:p>
          </table:table-cell>
        </table:table-row>
        <table:table-row table:style-name="ro1">
          <table:table-cell/>
          <table:table-cell office:value-type="float" office:value="758451" calcext:value-type="float">
            <text:p>758451</text:p>
          </table:table-cell>
        </table:table-row>
        <table:table-row table:style-name="ro1">
          <table:table-cell/>
          <table:table-cell office:value-type="float" office:value="774616" calcext:value-type="float">
            <text:p>774616</text:p>
          </table:table-cell>
        </table:table-row>
        <table:table-row table:style-name="ro1">
          <table:table-cell/>
          <table:table-cell office:value-type="float" office:value="858557" calcext:value-type="float">
            <text:p>858557</text:p>
          </table:table-cell>
        </table:table-row>
        <table:table-row table:style-name="ro1">
          <table:table-cell/>
          <table:table-cell office:value-type="float" office:value="874474" calcext:value-type="float">
            <text:p>874474</text:p>
          </table:table-cell>
        </table:table-row>
        <table:table-row table:style-name="ro1">
          <table:table-cell/>
          <table:table-cell office:value-type="float" office:value="880737" calcext:value-type="float">
            <text:p>880737</text:p>
          </table:table-cell>
        </table:table-row>
        <table:table-row table:style-name="ro1">
          <table:table-cell/>
          <table:table-cell office:value-type="float" office:value="858986" calcext:value-type="float">
            <text:p>858986</text:p>
          </table:table-cell>
        </table:table-row>
        <table:table-row table:style-name="ro1">
          <table:table-cell/>
          <table:table-cell office:value-type="float" office:value="809413" calcext:value-type="float">
            <text:p>809413</text:p>
          </table:table-cell>
        </table:table-row>
        <table:table-row table:style-name="ro1">
          <table:table-cell/>
          <table:table-cell office:value-type="float" office:value="880065" calcext:value-type="float">
            <text:p>880065</text:p>
          </table:table-cell>
        </table:table-row>
        <table:table-row table:style-name="ro1">
          <table:table-cell/>
          <table:table-cell office:value-type="float" office:value="848750" calcext:value-type="float">
            <text:p>848750</text:p>
          </table:table-cell>
        </table:table-row>
        <table:table-row table:style-name="ro1">
          <table:table-cell/>
          <table:table-cell office:value-type="float" office:value="803292" calcext:value-type="float">
            <text:p>803292</text:p>
          </table:table-cell>
        </table:table-row>
        <table:table-row table:style-name="ro1">
          <table:table-cell/>
          <table:table-cell office:value-type="float" office:value="839681" calcext:value-type="float">
            <text:p>839681</text:p>
          </table:table-cell>
        </table:table-row>
        <table:table-row table:style-name="ro1">
          <table:table-cell/>
          <table:table-cell office:value-type="float" office:value="702458" calcext:value-type="float">
            <text:p>702458</text:p>
          </table:table-cell>
        </table:table-row>
        <table:table-row table:style-name="ro1">
          <table:table-cell/>
          <table:table-cell office:value-type="float" office:value="716889" calcext:value-type="float">
            <text:p>716889</text:p>
          </table:table-cell>
        </table:table-row>
        <table:table-row table:style-name="ro1">
          <table:table-cell/>
          <table:table-cell office:value-type="float" office:value="735849" calcext:value-type="float">
            <text:p>735849</text:p>
          </table:table-cell>
        </table:table-row>
        <table:table-row table:style-name="ro1">
          <table:table-cell/>
          <table:table-cell office:value-type="float" office:value="821158" calcext:value-type="float">
            <text:p>821158</text:p>
          </table:table-cell>
        </table:table-row>
        <table:table-row table:style-name="ro1">
          <table:table-cell/>
          <table:table-cell office:value-type="float" office:value="737595" calcext:value-type="float">
            <text:p>737595</text:p>
          </table:table-cell>
        </table:table-row>
        <table:table-row table:style-name="ro1">
          <table:table-cell/>
          <table:table-cell office:value-type="float" office:value="749284" calcext:value-type="float">
            <text:p>749284</text:p>
          </table:table-cell>
        </table:table-row>
        <table:table-row table:style-name="ro1">
          <table:table-cell/>
          <table:table-cell office:value-type="float" office:value="697174" calcext:value-type="float">
            <text:p>697174</text:p>
          </table:table-cell>
        </table:table-row>
        <table:table-row table:style-name="ro1">
          <table:table-cell/>
          <table:table-cell office:value-type="float" office:value="695698" calcext:value-type="float">
            <text:p>695698</text:p>
          </table:table-cell>
        </table:table-row>
        <table:table-row table:style-name="ro1">
          <table:table-cell/>
          <table:table-cell office:value-type="float" office:value="731320" calcext:value-type="float">
            <text:p>731320</text:p>
          </table:table-cell>
        </table:table-row>
        <table:table-row table:style-name="ro1">
          <table:table-cell/>
          <table:table-cell office:value-type="float" office:value="712005" calcext:value-type="float">
            <text:p>712005</text:p>
          </table:table-cell>
        </table:table-row>
        <table:table-row table:style-name="ro1">
          <table:table-cell/>
          <table:table-cell office:value-type="float" office:value="738243" calcext:value-type="float">
            <text:p>738243</text:p>
          </table:table-cell>
        </table:table-row>
        <table:table-row table:style-name="ro1">
          <table:table-cell/>
          <table:table-cell office:value-type="float" office:value="749665" calcext:value-type="float">
            <text:p>749665</text:p>
          </table:table-cell>
        </table:table-row>
        <table:table-row table:style-name="ro1">
          <table:table-cell/>
          <table:table-cell office:value-type="float" office:value="741110" calcext:value-type="float">
            <text:p>741110</text:p>
          </table:table-cell>
        </table:table-row>
        <table:table-row table:style-name="ro1">
          <table:table-cell/>
          <table:table-cell office:value-type="float" office:value="730013" calcext:value-type="float">
            <text:p>730013</text:p>
          </table:table-cell>
        </table:table-row>
        <table:table-row table:style-name="ro1">
          <table:table-cell/>
          <table:table-cell office:value-type="float" office:value="700508" calcext:value-type="float">
            <text:p>700508</text:p>
          </table:table-cell>
        </table:table-row>
        <table:table-row table:style-name="ro1">
          <table:table-cell/>
          <table:table-cell office:value-type="float" office:value="697734" calcext:value-type="float">
            <text:p>697734</text:p>
          </table:table-cell>
        </table:table-row>
        <table:table-row table:style-name="ro1">
          <table:table-cell/>
          <table:table-cell office:value-type="float" office:value="692785" calcext:value-type="float">
            <text:p>692785</text:p>
          </table:table-cell>
        </table:table-row>
        <table:table-row table:style-name="ro1">
          <table:table-cell/>
          <table:table-cell office:value-type="float" office:value="729616" calcext:value-type="float">
            <text:p>729616</text:p>
          </table:table-cell>
        </table:table-row>
        <table:table-row table:style-name="ro1">
          <table:table-cell/>
          <table:table-cell office:value-type="float" office:value="790439" calcext:value-type="float">
            <text:p>790439</text:p>
          </table:table-cell>
        </table:table-row>
        <table:table-row table:style-name="ro1">
          <table:table-cell/>
          <table:table-cell office:value-type="float" office:value="941489" calcext:value-type="float">
            <text:p>941489</text:p>
          </table:table-cell>
        </table:table-row>
        <table:table-row table:style-name="ro1">
          <table:table-cell/>
          <table:table-cell office:value-type="float" office:value="909118" calcext:value-type="float">
            <text:p>909118</text:p>
          </table:table-cell>
        </table:table-row>
        <table:table-row table:style-name="ro1">
          <table:table-cell/>
          <table:table-cell office:value-type="float" office:value="943428" calcext:value-type="float">
            <text:p>943428</text:p>
          </table:table-cell>
        </table:table-row>
        <table:table-row table:style-name="ro1">
          <table:table-cell/>
          <table:table-cell office:value-type="float" office:value="873207" calcext:value-type="float">
            <text:p>873207</text:p>
          </table:table-cell>
        </table:table-row>
        <table:table-row table:style-name="ro1">
          <table:table-cell/>
          <table:table-cell office:value-type="float" office:value="921932" calcext:value-type="float">
            <text:p>921932</text:p>
          </table:table-cell>
        </table:table-row>
        <table:table-row table:style-name="ro1">
          <table:table-cell/>
          <table:table-cell office:value-type="float" office:value="872101" calcext:value-type="float">
            <text:p>872101</text:p>
          </table:table-cell>
        </table:table-row>
        <table:table-row table:style-name="ro1">
          <table:table-cell/>
          <table:table-cell office:value-type="float" office:value="853274" calcext:value-type="float">
            <text:p>853274</text:p>
          </table:table-cell>
        </table:table-row>
        <table:table-row table:style-name="ro1">
          <table:table-cell/>
          <table:table-cell office:value-type="float" office:value="768594" calcext:value-type="float">
            <text:p>768594</text:p>
          </table:table-cell>
        </table:table-row>
        <table:table-row table:style-name="ro1">
          <table:table-cell/>
          <table:table-cell office:value-type="float" office:value="709110" calcext:value-type="float">
            <text:p>709110</text:p>
          </table:table-cell>
        </table:table-row>
        <table:table-row table:style-name="ro1">
          <table:table-cell/>
          <table:table-cell office:value-type="float" office:value="720932" calcext:value-type="float">
            <text:p>720932</text:p>
          </table:table-cell>
        </table:table-row>
        <table:table-row table:style-name="ro1">
          <table:table-cell/>
          <table:table-cell office:value-type="float" office:value="741120" calcext:value-type="float">
            <text:p>741120</text:p>
          </table:table-cell>
        </table:table-row>
        <table:table-row table:style-name="ro1">
          <table:table-cell/>
          <table:table-cell office:value-type="float" office:value="707072" calcext:value-type="float">
            <text:p>707072</text:p>
          </table:table-cell>
        </table:table-row>
        <table:table-row table:style-name="ro1">
          <table:table-cell/>
          <table:table-cell office:value-type="float" office:value="698631" calcext:value-type="float">
            <text:p>698631</text:p>
          </table:table-cell>
        </table:table-row>
        <table:table-row table:style-name="ro1">
          <table:table-cell/>
          <table:table-cell office:value-type="float" office:value="711313" calcext:value-type="float">
            <text:p>711313</text:p>
          </table:table-cell>
        </table:table-row>
        <table:table-row table:style-name="ro1">
          <table:table-cell/>
          <table:table-cell office:value-type="float" office:value="701928" calcext:value-type="float">
            <text:p>701928</text:p>
          </table:table-cell>
        </table:table-row>
        <table:table-row table:style-name="ro1">
          <table:table-cell/>
          <table:table-cell office:value-type="float" office:value="693338" calcext:value-type="float">
            <text:p>693338</text:p>
          </table:table-cell>
        </table:table-row>
        <table:table-row table:style-name="ro1">
          <table:table-cell/>
          <table:table-cell office:value-type="float" office:value="751299" calcext:value-type="float">
            <text:p>751299</text:p>
          </table:table-cell>
        </table:table-row>
        <table:table-row table:style-name="ro1">
          <table:table-cell/>
          <table:table-cell office:value-type="float" office:value="693081" calcext:value-type="float">
            <text:p>693081</text:p>
          </table:table-cell>
        </table:table-row>
        <table:table-row table:style-name="ro1">
          <table:table-cell/>
          <table:table-cell office:value-type="float" office:value="691417" calcext:value-type="float">
            <text:p>691417</text:p>
          </table:table-cell>
        </table:table-row>
        <table:table-row table:style-name="ro1">
          <table:table-cell/>
          <table:table-cell office:value-type="float" office:value="849835" calcext:value-type="float">
            <text:p>849835</text:p>
          </table:table-cell>
        </table:table-row>
        <table:table-row table:style-name="ro1">
          <table:table-cell/>
          <table:table-cell office:value-type="float" office:value="759200" calcext:value-type="float">
            <text:p>759200</text:p>
          </table:table-cell>
        </table:table-row>
        <table:table-row table:style-name="ro1">
          <table:table-cell/>
          <table:table-cell office:value-type="float" office:value="695599" calcext:value-type="float">
            <text:p>695599</text:p>
          </table:table-cell>
        </table:table-row>
        <table:table-row table:style-name="ro1">
          <table:table-cell/>
          <table:table-cell office:value-type="float" office:value="699252" calcext:value-type="float">
            <text:p>699252</text:p>
          </table:table-cell>
        </table:table-row>
        <table:table-row table:style-name="ro1">
          <table:table-cell/>
          <table:table-cell office:value-type="float" office:value="697937" calcext:value-type="float">
            <text:p>697937</text:p>
          </table:table-cell>
        </table:table-row>
        <table:table-row table:style-name="ro1">
          <table:table-cell/>
          <table:table-cell office:value-type="float" office:value="696663" calcext:value-type="float">
            <text:p>696663</text:p>
          </table:table-cell>
        </table:table-row>
        <table:table-row table:style-name="ro1">
          <table:table-cell/>
          <table:table-cell office:value-type="float" office:value="703384" calcext:value-type="float">
            <text:p>703384</text:p>
          </table:table-cell>
        </table:table-row>
        <table:table-row table:style-name="ro1">
          <table:table-cell/>
          <table:table-cell office:value-type="float" office:value="689153" calcext:value-type="float">
            <text:p>689153</text:p>
          </table:table-cell>
        </table:table-row>
        <table:table-row table:style-name="ro1">
          <table:table-cell/>
          <table:table-cell office:value-type="float" office:value="743460" calcext:value-type="float">
            <text:p>743460</text:p>
          </table:table-cell>
        </table:table-row>
        <table:table-row table:style-name="ro1">
          <table:table-cell/>
          <table:table-cell office:value-type="float" office:value="706302" calcext:value-type="float">
            <text:p>706302</text:p>
          </table:table-cell>
        </table:table-row>
        <table:table-row table:style-name="ro1">
          <table:table-cell/>
          <table:table-cell office:value-type="float" office:value="743748" calcext:value-type="float">
            <text:p>743748</text:p>
          </table:table-cell>
        </table:table-row>
        <table:table-row table:style-name="ro1">
          <table:table-cell/>
          <table:table-cell office:value-type="float" office:value="693137" calcext:value-type="float">
            <text:p>693137</text:p>
          </table:table-cell>
        </table:table-row>
        <table:table-row table:style-name="ro1">
          <table:table-cell/>
          <table:table-cell office:value-type="float" office:value="739720" calcext:value-type="float">
            <text:p>739720</text:p>
          </table:table-cell>
        </table:table-row>
        <table:table-row table:style-name="ro1">
          <table:table-cell/>
          <table:table-cell office:value-type="float" office:value="692553" calcext:value-type="float">
            <text:p>692553</text:p>
          </table:table-cell>
        </table:table-row>
        <table:table-row table:style-name="ro1">
          <table:table-cell/>
          <table:table-cell office:value-type="float" office:value="696311" calcext:value-type="float">
            <text:p>696311</text:p>
          </table:table-cell>
        </table:table-row>
        <table:table-row table:style-name="ro1">
          <table:table-cell/>
          <table:table-cell office:value-type="float" office:value="735397" calcext:value-type="float">
            <text:p>735397</text:p>
          </table:table-cell>
        </table:table-row>
        <table:table-row table:style-name="ro1">
          <table:table-cell/>
          <table:table-cell office:value-type="float" office:value="697413" calcext:value-type="float">
            <text:p>697413</text:p>
          </table:table-cell>
        </table:table-row>
        <table:table-row table:style-name="ro1">
          <table:table-cell/>
          <table:table-cell office:value-type="float" office:value="690700" calcext:value-type="float">
            <text:p>690700</text:p>
          </table:table-cell>
        </table:table-row>
        <table:table-row table:style-name="ro1">
          <table:table-cell/>
          <table:table-cell office:value-type="float" office:value="696034" calcext:value-type="float">
            <text:p>696034</text:p>
          </table:table-cell>
        </table:table-row>
        <table:table-row table:style-name="ro1">
          <table:table-cell/>
          <table:table-cell office:value-type="float" office:value="695822" calcext:value-type="float">
            <text:p>695822</text:p>
          </table:table-cell>
        </table:table-row>
        <table:table-row table:style-name="ro1">
          <table:table-cell/>
          <table:table-cell office:value-type="float" office:value="791128" calcext:value-type="float">
            <text:p>791128</text:p>
          </table:table-cell>
        </table:table-row>
        <table:table-row table:style-name="ro1">
          <table:table-cell/>
          <table:table-cell office:value-type="float" office:value="824234" calcext:value-type="float">
            <text:p>824234</text:p>
          </table:table-cell>
        </table:table-row>
        <table:table-row table:style-name="ro1">
          <table:table-cell/>
          <table:table-cell office:value-type="float" office:value="893302" calcext:value-type="float">
            <text:p>893302</text:p>
          </table:table-cell>
        </table:table-row>
        <table:table-row table:style-name="ro1">
          <table:table-cell/>
          <table:table-cell office:value-type="float" office:value="917606" calcext:value-type="float">
            <text:p>917606</text:p>
          </table:table-cell>
        </table:table-row>
        <table:table-row table:style-name="ro1">
          <table:table-cell/>
          <table:table-cell office:value-type="float" office:value="789532" calcext:value-type="float">
            <text:p>789532</text:p>
          </table:table-cell>
        </table:table-row>
        <table:table-row table:style-name="ro1">
          <table:table-cell/>
          <table:table-cell office:value-type="float" office:value="804284" calcext:value-type="float">
            <text:p>804284</text:p>
          </table:table-cell>
        </table:table-row>
        <table:table-row table:style-name="ro1">
          <table:table-cell/>
          <table:table-cell office:value-type="float" office:value="841852" calcext:value-type="float">
            <text:p>841852</text:p>
          </table:table-cell>
        </table:table-row>
        <table:table-row table:style-name="ro1">
          <table:table-cell/>
          <table:table-cell office:value-type="float" office:value="794060" calcext:value-type="float">
            <text:p>794060</text:p>
          </table:table-cell>
        </table:table-row>
        <table:table-row table:style-name="ro1">
          <table:table-cell/>
          <table:table-cell office:value-type="float" office:value="837958" calcext:value-type="float">
            <text:p>837958</text:p>
          </table:table-cell>
        </table:table-row>
        <table:table-row table:style-name="ro1">
          <table:table-cell/>
          <table:table-cell office:value-type="float" office:value="1006620" calcext:value-type="float">
            <text:p>1006620</text:p>
          </table:table-cell>
        </table:table-row>
        <table:table-row table:style-name="ro1">
          <table:table-cell/>
          <table:table-cell office:value-type="float" office:value="807352" calcext:value-type="float">
            <text:p>807352</text:p>
          </table:table-cell>
        </table:table-row>
        <table:table-row table:style-name="ro1">
          <table:table-cell/>
          <table:table-cell office:value-type="float" office:value="860562" calcext:value-type="float">
            <text:p>860562</text:p>
          </table:table-cell>
        </table:table-row>
        <table:table-row table:style-name="ro1">
          <table:table-cell/>
          <table:table-cell office:value-type="float" office:value="828292" calcext:value-type="float">
            <text:p>828292</text:p>
          </table:table-cell>
        </table:table-row>
        <table:table-row table:style-name="ro1">
          <table:table-cell/>
          <table:table-cell office:value-type="float" office:value="831885" calcext:value-type="float">
            <text:p>831885</text:p>
          </table:table-cell>
        </table:table-row>
        <table:table-row table:style-name="ro1">
          <table:table-cell/>
          <table:table-cell office:value-type="float" office:value="826400" calcext:value-type="float">
            <text:p>826400</text:p>
          </table:table-cell>
        </table:table-row>
        <table:table-row table:style-name="ro1">
          <table:table-cell/>
          <table:table-cell office:value-type="float" office:value="821467" calcext:value-type="float">
            <text:p>821467</text:p>
          </table:table-cell>
        </table:table-row>
        <table:table-row table:style-name="ro1">
          <table:table-cell/>
          <table:table-cell office:value-type="float" office:value="822599" calcext:value-type="float">
            <text:p>822599</text:p>
          </table:table-cell>
        </table:table-row>
        <table:table-row table:style-name="ro1">
          <table:table-cell/>
          <table:table-cell office:value-type="float" office:value="789990" calcext:value-type="float">
            <text:p>789990</text:p>
          </table:table-cell>
        </table:table-row>
        <table:table-row table:style-name="ro1">
          <table:table-cell/>
          <table:table-cell office:value-type="float" office:value="787322" calcext:value-type="float">
            <text:p>787322</text:p>
          </table:table-cell>
        </table:table-row>
        <table:table-row table:style-name="ro1">
          <table:table-cell/>
          <table:table-cell office:value-type="float" office:value="798093" calcext:value-type="float">
            <text:p>798093</text:p>
          </table:table-cell>
        </table:table-row>
        <table:table-row table:style-name="ro1">
          <table:table-cell/>
          <table:table-cell office:value-type="float" office:value="781537" calcext:value-type="float">
            <text:p>781537</text:p>
          </table:table-cell>
        </table:table-row>
        <table:table-row table:style-name="ro1">
          <table:table-cell/>
          <table:table-cell office:value-type="float" office:value="789572" calcext:value-type="float">
            <text:p>789572</text:p>
          </table:table-cell>
        </table:table-row>
        <table:table-row table:style-name="ro1">
          <table:table-cell/>
          <table:table-cell office:value-type="float" office:value="787084" calcext:value-type="float">
            <text:p>787084</text:p>
          </table:table-cell>
        </table:table-row>
        <table:table-row table:style-name="ro1">
          <table:table-cell/>
          <table:table-cell office:value-type="float" office:value="787237" calcext:value-type="float">
            <text:p>787237</text:p>
          </table:table-cell>
        </table:table-row>
        <table:table-row table:style-name="ro1">
          <table:table-cell/>
          <table:table-cell office:value-type="float" office:value="788553" calcext:value-type="float">
            <text:p>788553</text:p>
          </table:table-cell>
        </table:table-row>
        <table:table-row table:style-name="ro1">
          <table:table-cell/>
          <table:table-cell office:value-type="float" office:value="785231" calcext:value-type="float">
            <text:p>785231</text:p>
          </table:table-cell>
        </table:table-row>
        <table:table-row table:style-name="ro1">
          <table:table-cell/>
          <table:table-cell office:value-type="float" office:value="794232" calcext:value-type="float">
            <text:p>794232</text:p>
          </table:table-cell>
        </table:table-row>
        <table:table-row table:style-name="ro1">
          <table:table-cell/>
          <table:table-cell office:value-type="float" office:value="822544" calcext:value-type="float">
            <text:p>822544</text:p>
          </table:table-cell>
        </table:table-row>
        <table:table-row table:style-name="ro1">
          <table:table-cell/>
          <table:table-cell office:value-type="float" office:value="786614" calcext:value-type="float">
            <text:p>786614</text:p>
          </table:table-cell>
        </table:table-row>
        <table:table-row table:style-name="ro1">
          <table:table-cell/>
          <table:table-cell office:value-type="float" office:value="842331" calcext:value-type="float">
            <text:p>842331</text:p>
          </table:table-cell>
        </table:table-row>
        <table:table-row table:style-name="ro1">
          <table:table-cell/>
          <table:table-cell office:value-type="float" office:value="789804" calcext:value-type="float">
            <text:p>789804</text:p>
          </table:table-cell>
        </table:table-row>
        <table:table-row table:style-name="ro1">
          <table:table-cell/>
          <table:table-cell office:value-type="float" office:value="784538" calcext:value-type="float">
            <text:p>784538</text:p>
          </table:table-cell>
        </table:table-row>
        <table:table-row table:style-name="ro1">
          <table:table-cell/>
          <table:table-cell office:value-type="float" office:value="785482" calcext:value-type="float">
            <text:p>785482</text:p>
          </table:table-cell>
        </table:table-row>
        <table:table-row table:style-name="ro1">
          <table:table-cell/>
          <table:table-cell office:value-type="float" office:value="780694" calcext:value-type="float">
            <text:p>780694</text:p>
          </table:table-cell>
        </table:table-row>
        <table:table-row table:style-name="ro1">
          <table:table-cell/>
          <table:table-cell office:value-type="float" office:value="804525" calcext:value-type="float">
            <text:p>804525</text:p>
          </table:table-cell>
        </table:table-row>
        <table:table-row table:style-name="ro1">
          <table:table-cell/>
          <table:table-cell office:value-type="float" office:value="793382" calcext:value-type="float">
            <text:p>793382</text:p>
          </table:table-cell>
        </table:table-row>
        <table:table-row table:style-name="ro1">
          <table:table-cell/>
          <table:table-cell office:value-type="float" office:value="779388" calcext:value-type="float">
            <text:p>779388</text:p>
          </table:table-cell>
        </table:table-row>
        <table:table-row table:style-name="ro1">
          <table:table-cell/>
          <table:table-cell office:value-type="float" office:value="787488" calcext:value-type="float">
            <text:p>787488</text:p>
          </table:table-cell>
        </table:table-row>
        <table:table-row table:style-name="ro1">
          <table:table-cell/>
          <table:table-cell office:value-type="float" office:value="778590" calcext:value-type="float">
            <text:p>778590</text:p>
          </table:table-cell>
        </table:table-row>
        <table:table-row table:style-name="ro1">
          <table:table-cell/>
          <table:table-cell office:value-type="float" office:value="786682" calcext:value-type="float">
            <text:p>786682</text:p>
          </table:table-cell>
        </table:table-row>
        <table:table-row table:style-name="ro1">
          <table:table-cell/>
          <table:table-cell office:value-type="float" office:value="786691" calcext:value-type="float">
            <text:p>786691</text:p>
          </table:table-cell>
        </table:table-row>
        <table:table-row table:style-name="ro1">
          <table:table-cell/>
          <table:table-cell office:value-type="float" office:value="787760" calcext:value-type="float">
            <text:p>787760</text:p>
          </table:table-cell>
        </table:table-row>
        <table:table-row table:style-name="ro1">
          <table:table-cell/>
          <table:table-cell office:value-type="float" office:value="829516" calcext:value-type="float">
            <text:p>829516</text:p>
          </table:table-cell>
        </table:table-row>
        <table:table-row table:style-name="ro1">
          <table:table-cell/>
          <table:table-cell office:value-type="float" office:value="839693" calcext:value-type="float">
            <text:p>839693</text:p>
          </table:table-cell>
        </table:table-row>
        <table:table-row table:style-name="ro1">
          <table:table-cell/>
          <table:table-cell office:value-type="float" office:value="787764" calcext:value-type="float">
            <text:p>787764</text:p>
          </table:table-cell>
        </table:table-row>
        <table:table-row table:style-name="ro1">
          <table:table-cell/>
          <table:table-cell office:value-type="float" office:value="786315" calcext:value-type="float">
            <text:p>786315</text:p>
          </table:table-cell>
        </table:table-row>
        <table:table-row table:style-name="ro1">
          <table:table-cell/>
          <table:table-cell office:value-type="float" office:value="788668" calcext:value-type="float">
            <text:p>788668</text:p>
          </table:table-cell>
        </table:table-row>
        <table:table-row table:style-name="ro1">
          <table:table-cell/>
          <table:table-cell office:value-type="float" office:value="789828" calcext:value-type="float">
            <text:p>789828</text:p>
          </table:table-cell>
        </table:table-row>
        <table:table-row table:style-name="ro1">
          <table:table-cell/>
          <table:table-cell office:value-type="float" office:value="842302" calcext:value-type="float">
            <text:p>842302</text:p>
          </table:table-cell>
        </table:table-row>
        <table:table-row table:style-name="ro1">
          <table:table-cell/>
          <table:table-cell office:value-type="float" office:value="786071" calcext:value-type="float">
            <text:p>786071</text:p>
          </table:table-cell>
        </table:table-row>
        <table:table-row table:style-name="ro1">
          <table:table-cell/>
          <table:table-cell office:value-type="float" office:value="852195" calcext:value-type="float">
            <text:p>852195</text:p>
          </table:table-cell>
        </table:table-row>
        <table:table-row table:style-name="ro1">
          <table:table-cell/>
          <table:table-cell office:value-type="float" office:value="794235" calcext:value-type="float">
            <text:p>794235</text:p>
          </table:table-cell>
        </table:table-row>
        <table:table-row table:style-name="ro1">
          <table:table-cell/>
          <table:table-cell office:value-type="float" office:value="960130" calcext:value-type="float">
            <text:p>960130</text:p>
          </table:table-cell>
        </table:table-row>
        <table:table-row table:style-name="ro1">
          <table:table-cell/>
          <table:table-cell office:value-type="float" office:value="783992" calcext:value-type="float">
            <text:p>783992</text:p>
          </table:table-cell>
        </table:table-row>
        <table:table-row table:style-name="ro1">
          <table:table-cell/>
          <table:table-cell office:value-type="float" office:value="789375" calcext:value-type="float">
            <text:p>789375</text:p>
          </table:table-cell>
        </table:table-row>
        <table:table-row table:style-name="ro1">
          <table:table-cell/>
          <table:table-cell office:value-type="float" office:value="784773" calcext:value-type="float">
            <text:p>784773</text:p>
          </table:table-cell>
        </table:table-row>
        <table:table-row table:style-name="ro1">
          <table:table-cell/>
          <table:table-cell office:value-type="float" office:value="785724" calcext:value-type="float">
            <text:p>785724</text:p>
          </table:table-cell>
        </table:table-row>
        <table:table-row table:style-name="ro1">
          <table:table-cell/>
          <table:table-cell office:value-type="float" office:value="783572" calcext:value-type="float">
            <text:p>783572</text:p>
          </table:table-cell>
        </table:table-row>
        <table:table-row table:style-name="ro1">
          <table:table-cell/>
          <table:table-cell office:value-type="float" office:value="833100" calcext:value-type="float">
            <text:p>833100</text:p>
          </table:table-cell>
        </table:table-row>
        <table:table-row table:style-name="ro1">
          <table:table-cell/>
          <table:table-cell office:value-type="float" office:value="790442" calcext:value-type="float">
            <text:p>790442</text:p>
          </table:table-cell>
        </table:table-row>
        <table:table-row table:style-name="ro1">
          <table:table-cell/>
          <table:table-cell office:value-type="float" office:value="787117" calcext:value-type="float">
            <text:p>787117</text:p>
          </table:table-cell>
        </table:table-row>
        <table:table-row table:style-name="ro1">
          <table:table-cell/>
          <table:table-cell office:value-type="float" office:value="827569" calcext:value-type="float">
            <text:p>827569</text:p>
          </table:table-cell>
        </table:table-row>
        <table:table-row table:style-name="ro1">
          <table:table-cell/>
          <table:table-cell office:value-type="float" office:value="791170" calcext:value-type="float">
            <text:p>791170</text:p>
          </table:table-cell>
        </table:table-row>
        <table:table-row table:style-name="ro1">
          <table:table-cell/>
          <table:table-cell office:value-type="float" office:value="836470" calcext:value-type="float">
            <text:p>836470</text:p>
          </table:table-cell>
        </table:table-row>
        <table:table-row table:style-name="ro1">
          <table:table-cell/>
          <table:table-cell office:value-type="float" office:value="805144" calcext:value-type="float">
            <text:p>805144</text:p>
          </table:table-cell>
        </table:table-row>
        <table:table-row table:style-name="ro1">
          <table:table-cell/>
          <table:table-cell office:value-type="float" office:value="788853" calcext:value-type="float">
            <text:p>788853</text:p>
          </table:table-cell>
        </table:table-row>
        <table:table-row table:style-name="ro1">
          <table:table-cell/>
          <table:table-cell office:value-type="float" office:value="840642" calcext:value-type="float">
            <text:p>840642</text:p>
          </table:table-cell>
        </table:table-row>
        <table:table-row table:style-name="ro1">
          <table:table-cell/>
          <table:table-cell office:value-type="float" office:value="790482" calcext:value-type="float">
            <text:p>790482</text:p>
          </table:table-cell>
        </table:table-row>
        <table:table-row table:style-name="ro1">
          <table:table-cell/>
          <table:table-cell office:value-type="float" office:value="798422" calcext:value-type="float">
            <text:p>798422</text:p>
          </table:table-cell>
        </table:table-row>
        <table:table-row table:style-name="ro1">
          <table:table-cell/>
          <table:table-cell office:value-type="float" office:value="788109" calcext:value-type="float">
            <text:p>788109</text:p>
          </table:table-cell>
        </table:table-row>
        <table:table-row table:style-name="ro1">
          <table:table-cell/>
          <table:table-cell office:value-type="float" office:value="788026" calcext:value-type="float">
            <text:p>788026</text:p>
          </table:table-cell>
        </table:table-row>
        <table:table-row table:style-name="ro1">
          <table:table-cell/>
          <table:table-cell office:value-type="float" office:value="839943" calcext:value-type="float">
            <text:p>839943</text:p>
          </table:table-cell>
        </table:table-row>
        <table:table-row table:style-name="ro1">
          <table:table-cell/>
          <table:table-cell office:value-type="float" office:value="782917" calcext:value-type="float">
            <text:p>782917</text:p>
          </table:table-cell>
        </table:table-row>
        <table:table-row table:style-name="ro1">
          <table:table-cell/>
          <table:table-cell office:value-type="float" office:value="787970" calcext:value-type="float">
            <text:p>787970</text:p>
          </table:table-cell>
        </table:table-row>
        <table:table-row table:style-name="ro1">
          <table:table-cell/>
          <table:table-cell office:value-type="float" office:value="856646" calcext:value-type="float">
            <text:p>856646</text:p>
          </table:table-cell>
        </table:table-row>
        <table:table-row table:style-name="ro1">
          <table:table-cell/>
          <table:table-cell office:value-type="float" office:value="805199" calcext:value-type="float">
            <text:p>805199</text:p>
          </table:table-cell>
        </table:table-row>
        <table:table-row table:style-name="ro1">
          <table:table-cell/>
          <table:table-cell office:value-type="float" office:value="826118" calcext:value-type="float">
            <text:p>826118</text:p>
          </table:table-cell>
        </table:table-row>
        <table:table-row table:style-name="ro1">
          <table:table-cell/>
          <table:table-cell office:value-type="float" office:value="784752" calcext:value-type="float">
            <text:p>784752</text:p>
          </table:table-cell>
        </table:table-row>
        <table:table-row table:style-name="ro1">
          <table:table-cell/>
          <table:table-cell office:value-type="float" office:value="791582" calcext:value-type="float">
            <text:p>791582</text:p>
          </table:table-cell>
        </table:table-row>
        <table:table-row table:style-name="ro1">
          <table:table-cell/>
          <table:table-cell office:value-type="float" office:value="791432" calcext:value-type="float">
            <text:p>791432</text:p>
          </table:table-cell>
        </table:table-row>
        <table:table-row table:style-name="ro1">
          <table:table-cell/>
          <table:table-cell office:value-type="float" office:value="819404" calcext:value-type="float">
            <text:p>819404</text:p>
          </table:table-cell>
        </table:table-row>
        <table:table-row table:style-name="ro1">
          <table:table-cell/>
          <table:table-cell office:value-type="float" office:value="786003" calcext:value-type="float">
            <text:p>786003</text:p>
          </table:table-cell>
        </table:table-row>
        <table:table-row table:style-name="ro1">
          <table:table-cell/>
          <table:table-cell office:value-type="float" office:value="787989" calcext:value-type="float">
            <text:p>787989</text:p>
          </table:table-cell>
        </table:table-row>
        <table:table-row table:style-name="ro1">
          <table:table-cell/>
          <table:table-cell office:value-type="float" office:value="790817" calcext:value-type="float">
            <text:p>790817</text:p>
          </table:table-cell>
        </table:table-row>
        <table:table-row table:style-name="ro1">
          <table:table-cell/>
          <table:table-cell office:value-type="float" office:value="825307" calcext:value-type="float">
            <text:p>825307</text:p>
          </table:table-cell>
        </table:table-row>
        <table:table-row table:style-name="ro1">
          <table:table-cell/>
          <table:table-cell office:value-type="float" office:value="794733" calcext:value-type="float">
            <text:p>794733</text:p>
          </table:table-cell>
        </table:table-row>
        <table:table-row table:style-name="ro1">
          <table:table-cell/>
          <table:table-cell office:value-type="float" office:value="817497" calcext:value-type="float">
            <text:p>817497</text:p>
          </table:table-cell>
        </table:table-row>
        <table:table-row table:style-name="ro1">
          <table:table-cell/>
          <table:table-cell office:value-type="float" office:value="786335" calcext:value-type="float">
            <text:p>786335</text:p>
          </table:table-cell>
        </table:table-row>
        <table:table-row table:style-name="ro1">
          <table:table-cell/>
          <table:table-cell office:value-type="float" office:value="798337" calcext:value-type="float">
            <text:p>798337</text:p>
          </table:table-cell>
        </table:table-row>
        <table:table-row table:style-name="ro1">
          <table:table-cell/>
          <table:table-cell office:value-type="float" office:value="786536" calcext:value-type="float">
            <text:p>786536</text:p>
          </table:table-cell>
        </table:table-row>
        <table:table-row table:style-name="ro1">
          <table:table-cell/>
          <table:table-cell office:value-type="float" office:value="785730" calcext:value-type="float">
            <text:p>785730</text:p>
          </table:table-cell>
        </table:table-row>
        <table:table-row table:style-name="ro1">
          <table:table-cell/>
          <table:table-cell office:value-type="float" office:value="832794" calcext:value-type="float">
            <text:p>832794</text:p>
          </table:table-cell>
        </table:table-row>
        <table:table-row table:style-name="ro1">
          <table:table-cell/>
          <table:table-cell office:value-type="float" office:value="807920" calcext:value-type="float">
            <text:p>807920</text:p>
          </table:table-cell>
        </table:table-row>
        <table:table-row table:style-name="ro1">
          <table:table-cell/>
          <table:table-cell office:value-type="float" office:value="788379" calcext:value-type="float">
            <text:p>788379</text:p>
          </table:table-cell>
        </table:table-row>
        <table:table-row table:style-name="ro1">
          <table:table-cell/>
          <table:table-cell office:value-type="float" office:value="794006" calcext:value-type="float">
            <text:p>794006</text:p>
          </table:table-cell>
        </table:table-row>
        <table:table-row table:style-name="ro1">
          <table:table-cell/>
          <table:table-cell office:value-type="float" office:value="790931" calcext:value-type="float">
            <text:p>790931</text:p>
          </table:table-cell>
        </table:table-row>
        <table:table-row table:style-name="ro1">
          <table:table-cell/>
          <table:table-cell office:value-type="float" office:value="901069" calcext:value-type="float">
            <text:p>901069</text:p>
          </table:table-cell>
        </table:table-row>
        <table:table-row table:style-name="ro1">
          <table:table-cell/>
          <table:table-cell office:value-type="float" office:value="936906" calcext:value-type="float">
            <text:p>936906</text:p>
          </table:table-cell>
        </table:table-row>
        <table:table-row table:style-name="ro1">
          <table:table-cell/>
          <table:table-cell office:value-type="float" office:value="864816" calcext:value-type="float">
            <text:p>864816</text:p>
          </table:table-cell>
        </table:table-row>
        <table:table-row table:style-name="ro1">
          <table:table-cell/>
          <table:table-cell office:value-type="float" office:value="862281" calcext:value-type="float">
            <text:p>862281</text:p>
          </table:table-cell>
        </table:table-row>
        <table:table-row table:style-name="ro1">
          <table:table-cell/>
          <table:table-cell office:value-type="float" office:value="840805" calcext:value-type="float">
            <text:p>840805</text:p>
          </table:table-cell>
        </table:table-row>
        <table:table-row table:style-name="ro1">
          <table:table-cell/>
          <table:table-cell office:value-type="float" office:value="782954" calcext:value-type="float">
            <text:p>782954</text:p>
          </table:table-cell>
        </table:table-row>
        <table:table-row table:style-name="ro1">
          <table:table-cell/>
          <table:table-cell office:value-type="float" office:value="822557" calcext:value-type="float">
            <text:p>822557</text:p>
          </table:table-cell>
        </table:table-row>
        <table:table-row table:style-name="ro1">
          <table:table-cell/>
          <table:table-cell office:value-type="float" office:value="843484" calcext:value-type="float">
            <text:p>843484</text:p>
          </table:table-cell>
        </table:table-row>
        <table:table-row table:style-name="ro1">
          <table:table-cell/>
          <table:table-cell office:value-type="float" office:value="791900" calcext:value-type="float">
            <text:p>791900</text:p>
          </table:table-cell>
        </table:table-row>
        <table:table-row table:style-name="ro1">
          <table:table-cell/>
          <table:table-cell office:value-type="float" office:value="792207" calcext:value-type="float">
            <text:p>792207</text:p>
          </table:table-cell>
        </table:table-row>
        <table:table-row table:style-name="ro1">
          <table:table-cell/>
          <table:table-cell office:value-type="float" office:value="794386" calcext:value-type="float">
            <text:p>794386</text:p>
          </table:table-cell>
        </table:table-row>
        <table:table-row table:style-name="ro1">
          <table:table-cell/>
          <table:table-cell office:value-type="float" office:value="780959" calcext:value-type="float">
            <text:p>780959</text:p>
          </table:table-cell>
        </table:table-row>
        <table:table-row table:style-name="ro1">
          <table:table-cell/>
          <table:table-cell office:value-type="float" office:value="815551" calcext:value-type="float">
            <text:p>815551</text:p>
          </table:table-cell>
        </table:table-row>
        <table:table-row table:style-name="ro1">
          <table:table-cell/>
          <table:table-cell office:value-type="float" office:value="829336" calcext:value-type="float">
            <text:p>829336</text:p>
          </table:table-cell>
        </table:table-row>
        <table:table-row table:style-name="ro1">
          <table:table-cell/>
          <table:table-cell office:value-type="float" office:value="790014" calcext:value-type="float">
            <text:p>790014</text:p>
          </table:table-cell>
        </table:table-row>
        <table:table-row table:style-name="ro1">
          <table:table-cell/>
          <table:table-cell office:value-type="float" office:value="785672" calcext:value-type="float">
            <text:p>785672</text:p>
          </table:table-cell>
        </table:table-row>
        <table:table-row table:style-name="ro1">
          <table:table-cell/>
          <table:table-cell office:value-type="float" office:value="786601" calcext:value-type="float">
            <text:p>786601</text:p>
          </table:table-cell>
        </table:table-row>
        <table:table-row table:style-name="ro1">
          <table:table-cell/>
          <table:table-cell office:value-type="float" office:value="788072" calcext:value-type="float">
            <text:p>788072</text:p>
          </table:table-cell>
        </table:table-row>
        <table:table-row table:style-name="ro1">
          <table:table-cell/>
          <table:table-cell office:value-type="float" office:value="789853" calcext:value-type="float">
            <text:p>789853</text:p>
          </table:table-cell>
        </table:table-row>
        <table:table-row table:style-name="ro1">
          <table:table-cell/>
          <table:table-cell office:value-type="float" office:value="841448" calcext:value-type="float">
            <text:p>841448</text:p>
          </table:table-cell>
        </table:table-row>
        <table:table-row table:style-name="ro1">
          <table:table-cell/>
          <table:table-cell office:value-type="float" office:value="842315" calcext:value-type="float">
            <text:p>842315</text:p>
          </table:table-cell>
        </table:table-row>
        <table:table-row table:style-name="ro1">
          <table:table-cell/>
          <table:table-cell office:value-type="float" office:value="836206" calcext:value-type="float">
            <text:p>836206</text:p>
          </table:table-cell>
        </table:table-row>
        <table:table-row table:style-name="ro1">
          <table:table-cell/>
          <table:table-cell office:value-type="float" office:value="840685" calcext:value-type="float">
            <text:p>840685</text:p>
          </table:table-cell>
        </table:table-row>
        <table:table-row table:style-name="ro1">
          <table:table-cell/>
          <table:table-cell office:value-type="float" office:value="851351" calcext:value-type="float">
            <text:p>851351</text:p>
          </table:table-cell>
        </table:table-row>
        <table:table-row table:style-name="ro1">
          <table:table-cell/>
          <table:table-cell office:value-type="float" office:value="789048" calcext:value-type="float">
            <text:p>789048</text:p>
          </table:table-cell>
        </table:table-row>
        <table:table-row table:style-name="ro1">
          <table:table-cell/>
          <table:table-cell office:value-type="float" office:value="790127" calcext:value-type="float">
            <text:p>790127</text:p>
          </table:table-cell>
        </table:table-row>
        <table:table-row table:style-name="ro1">
          <table:table-cell/>
          <table:table-cell office:value-type="float" office:value="785250" calcext:value-type="float">
            <text:p>785250</text:p>
          </table:table-cell>
        </table:table-row>
        <table:table-row table:style-name="ro1">
          <table:table-cell/>
          <table:table-cell office:value-type="float" office:value="809279" calcext:value-type="float">
            <text:p>809279</text:p>
          </table:table-cell>
        </table:table-row>
        <table:table-row table:style-name="ro1">
          <table:table-cell/>
          <table:table-cell office:value-type="float" office:value="856375" calcext:value-type="float">
            <text:p>856375</text:p>
          </table:table-cell>
        </table:table-row>
        <table:table-row table:style-name="ro1">
          <table:table-cell/>
          <table:table-cell office:value-type="float" office:value="802480" calcext:value-type="float">
            <text:p>802480</text:p>
          </table:table-cell>
        </table:table-row>
        <table:table-row table:style-name="ro1">
          <table:table-cell/>
          <table:table-cell office:value-type="float" office:value="805202" calcext:value-type="float">
            <text:p>805202</text:p>
          </table:table-cell>
        </table:table-row>
        <table:table-row table:style-name="ro1">
          <table:table-cell/>
          <table:table-cell office:value-type="float" office:value="792877" calcext:value-type="float">
            <text:p>792877</text:p>
          </table:table-cell>
        </table:table-row>
        <table:table-row table:style-name="ro1">
          <table:table-cell/>
          <table:table-cell office:value-type="float" office:value="794134" calcext:value-type="float">
            <text:p>794134</text:p>
          </table:table-cell>
        </table:table-row>
        <table:table-row table:style-name="ro1">
          <table:table-cell/>
          <table:table-cell office:value-type="float" office:value="785195" calcext:value-type="float">
            <text:p>785195</text:p>
          </table:table-cell>
        </table:table-row>
        <table:table-row table:style-name="ro1">
          <table:table-cell/>
          <table:table-cell office:value-type="float" office:value="839040" calcext:value-type="float">
            <text:p>839040</text:p>
          </table:table-cell>
        </table:table-row>
        <table:table-row table:style-name="ro1">
          <table:table-cell/>
          <table:table-cell office:value-type="float" office:value="787303" calcext:value-type="float">
            <text:p>787303</text:p>
          </table:table-cell>
        </table:table-row>
        <table:table-row table:style-name="ro1">
          <table:table-cell/>
          <table:table-cell office:value-type="float" office:value="793022" calcext:value-type="float">
            <text:p>793022</text:p>
          </table:table-cell>
        </table:table-row>
        <table:table-row table:style-name="ro1">
          <table:table-cell/>
          <table:table-cell office:value-type="float" office:value="788224" calcext:value-type="float">
            <text:p>788224</text:p>
          </table:table-cell>
        </table:table-row>
        <table:table-row table:style-name="ro1">
          <table:table-cell/>
          <table:table-cell office:value-type="float" office:value="782596" calcext:value-type="float">
            <text:p>782596</text:p>
          </table:table-cell>
        </table:table-row>
        <table:table-row table:style-name="ro1">
          <table:table-cell/>
          <table:table-cell office:value-type="float" office:value="787609" calcext:value-type="float">
            <text:p>787609</text:p>
          </table:table-cell>
        </table:table-row>
        <table:table-row table:style-name="ro1">
          <table:table-cell/>
          <table:table-cell office:value-type="float" office:value="850184" calcext:value-type="float">
            <text:p>850184</text:p>
          </table:table-cell>
        </table:table-row>
        <table:table-row table:style-name="ro1">
          <table:table-cell/>
          <table:table-cell office:value-type="float" office:value="795324" calcext:value-type="float">
            <text:p>795324</text:p>
          </table:table-cell>
        </table:table-row>
        <table:table-row table:style-name="ro1">
          <table:table-cell/>
          <table:table-cell office:value-type="float" office:value="790696" calcext:value-type="float">
            <text:p>790696</text:p>
          </table:table-cell>
        </table:table-row>
        <table:table-row table:style-name="ro1">
          <table:table-cell/>
          <table:table-cell office:value-type="float" office:value="791769" calcext:value-type="float">
            <text:p>791769</text:p>
          </table:table-cell>
        </table:table-row>
        <table:table-row table:style-name="ro1">
          <table:table-cell/>
          <table:table-cell office:value-type="float" office:value="792852" calcext:value-type="float">
            <text:p>792852</text:p>
          </table:table-cell>
        </table:table-row>
        <table:table-row table:style-name="ro1">
          <table:table-cell/>
          <table:table-cell office:value-type="float" office:value="843081" calcext:value-type="float">
            <text:p>843081</text:p>
          </table:table-cell>
        </table:table-row>
        <table:table-row table:style-name="ro1">
          <table:table-cell/>
          <table:table-cell office:value-type="float" office:value="858489" calcext:value-type="float">
            <text:p>858489</text:p>
          </table:table-cell>
        </table:table-row>
        <table:table-row table:style-name="ro1">
          <table:table-cell/>
          <table:table-cell office:value-type="float" office:value="838815" calcext:value-type="float">
            <text:p>838815</text:p>
          </table:table-cell>
        </table:table-row>
        <table:table-row table:style-name="ro1">
          <table:table-cell/>
          <table:table-cell office:value-type="float" office:value="786898" calcext:value-type="float">
            <text:p>786898</text:p>
          </table:table-cell>
        </table:table-row>
        <table:table-row table:style-name="ro1">
          <table:table-cell/>
          <table:table-cell office:value-type="float" office:value="784885" calcext:value-type="float">
            <text:p>784885</text:p>
          </table:table-cell>
        </table:table-row>
        <table:table-row table:style-name="ro1">
          <table:table-cell/>
          <table:table-cell office:value-type="float" office:value="792222" calcext:value-type="float">
            <text:p>792222</text:p>
          </table:table-cell>
        </table:table-row>
        <table:table-row table:style-name="ro1">
          <table:table-cell/>
          <table:table-cell office:value-type="float" office:value="786531" calcext:value-type="float">
            <text:p>786531</text:p>
          </table:table-cell>
        </table:table-row>
        <table:table-row table:style-name="ro1">
          <table:table-cell/>
          <table:table-cell office:value-type="float" office:value="831589" calcext:value-type="float">
            <text:p>831589</text:p>
          </table:table-cell>
        </table:table-row>
        <table:table-row table:style-name="ro1">
          <table:table-cell/>
          <table:table-cell office:value-type="float" office:value="786930" calcext:value-type="float">
            <text:p>786930</text:p>
          </table:table-cell>
        </table:table-row>
        <table:table-row table:style-name="ro1">
          <table:table-cell/>
          <table:table-cell office:value-type="float" office:value="839746" calcext:value-type="float">
            <text:p>839746</text:p>
          </table:table-cell>
        </table:table-row>
        <table:table-row table:style-name="ro1">
          <table:table-cell/>
          <table:table-cell office:value-type="float" office:value="838038" calcext:value-type="float">
            <text:p>838038</text:p>
          </table:table-cell>
        </table:table-row>
        <table:table-row table:style-name="ro1">
          <table:table-cell/>
          <table:table-cell office:value-type="float" office:value="788474" calcext:value-type="float">
            <text:p>788474</text:p>
          </table:table-cell>
        </table:table-row>
        <table:table-row table:style-name="ro1">
          <table:table-cell/>
          <table:table-cell office:value-type="float" office:value="787676" calcext:value-type="float">
            <text:p>787676</text:p>
          </table:table-cell>
        </table:table-row>
        <table:table-row table:style-name="ro1">
          <table:table-cell/>
          <table:table-cell office:value-type="float" office:value="790497" calcext:value-type="float">
            <text:p>790497</text:p>
          </table:table-cell>
        </table:table-row>
        <table:table-row table:style-name="ro1">
          <table:table-cell/>
          <table:table-cell office:value-type="float" office:value="785416" calcext:value-type="float">
            <text:p>785416</text:p>
          </table:table-cell>
        </table:table-row>
        <table:table-row table:style-name="ro1">
          <table:table-cell/>
          <table:table-cell office:value-type="float" office:value="839121" calcext:value-type="float">
            <text:p>839121</text:p>
          </table:table-cell>
        </table:table-row>
        <table:table-row table:style-name="ro1">
          <table:table-cell/>
          <table:table-cell office:value-type="float" office:value="790066" calcext:value-type="float">
            <text:p>790066</text:p>
          </table:table-cell>
        </table:table-row>
        <table:table-row table:style-name="ro1">
          <table:table-cell/>
          <table:table-cell office:value-type="float" office:value="787479" calcext:value-type="float">
            <text:p>787479</text:p>
          </table:table-cell>
        </table:table-row>
        <table:table-row table:style-name="ro1">
          <table:table-cell/>
          <table:table-cell office:value-type="float" office:value="783286" calcext:value-type="float">
            <text:p>783286</text:p>
          </table:table-cell>
        </table:table-row>
        <table:table-row table:style-name="ro1">
          <table:table-cell/>
          <table:table-cell office:value-type="float" office:value="788698" calcext:value-type="float">
            <text:p>788698</text:p>
          </table:table-cell>
        </table:table-row>
        <table:table-row table:style-name="ro1">
          <table:table-cell/>
          <table:table-cell office:value-type="float" office:value="787045" calcext:value-type="float">
            <text:p>787045</text:p>
          </table:table-cell>
        </table:table-row>
        <table:table-row table:style-name="ro1">
          <table:table-cell/>
          <table:table-cell office:value-type="float" office:value="792450" calcext:value-type="float">
            <text:p>792450</text:p>
          </table:table-cell>
        </table:table-row>
        <table:table-row table:style-name="ro1">
          <table:table-cell/>
          <table:table-cell office:value-type="float" office:value="792564" calcext:value-type="float">
            <text:p>792564</text:p>
          </table:table-cell>
        </table:table-row>
        <table:table-row table:style-name="ro1">
          <table:table-cell/>
          <table:table-cell office:value-type="float" office:value="790047" calcext:value-type="float">
            <text:p>790047</text:p>
          </table:table-cell>
        </table:table-row>
        <table:table-row table:style-name="ro1">
          <table:table-cell/>
          <table:table-cell office:value-type="float" office:value="844261" calcext:value-type="float">
            <text:p>844261</text:p>
          </table:table-cell>
        </table:table-row>
        <table:table-row table:style-name="ro1">
          <table:table-cell/>
          <table:table-cell office:value-type="float" office:value="791617" calcext:value-type="float">
            <text:p>791617</text:p>
          </table:table-cell>
        </table:table-row>
        <table:table-row table:style-name="ro1">
          <table:table-cell/>
          <table:table-cell office:value-type="float" office:value="792340" calcext:value-type="float">
            <text:p>792340</text:p>
          </table:table-cell>
        </table:table-row>
        <table:table-row table:style-name="ro1">
          <table:table-cell/>
          <table:table-cell office:value-type="float" office:value="788537" calcext:value-type="float">
            <text:p>788537</text:p>
          </table:table-cell>
        </table:table-row>
        <table:table-row table:style-name="ro1">
          <table:table-cell/>
          <table:table-cell office:value-type="float" office:value="833202" calcext:value-type="float">
            <text:p>833202</text:p>
          </table:table-cell>
        </table:table-row>
        <table:table-row table:style-name="ro1">
          <table:table-cell/>
          <table:table-cell office:value-type="float" office:value="843092" calcext:value-type="float">
            <text:p>843092</text:p>
          </table:table-cell>
        </table:table-row>
        <table:table-row table:style-name="ro1">
          <table:table-cell/>
          <table:table-cell office:value-type="float" office:value="787046" calcext:value-type="float">
            <text:p>787046</text:p>
          </table:table-cell>
        </table:table-row>
        <table:table-row table:style-name="ro1">
          <table:table-cell/>
          <table:table-cell office:value-type="float" office:value="841421" calcext:value-type="float">
            <text:p>841421</text:p>
          </table:table-cell>
        </table:table-row>
        <table:table-row table:style-name="ro1">
          <table:table-cell/>
          <table:table-cell office:value-type="float" office:value="789992" calcext:value-type="float">
            <text:p>789992</text:p>
          </table:table-cell>
        </table:table-row>
        <table:table-row table:style-name="ro1">
          <table:table-cell/>
          <table:table-cell office:value-type="float" office:value="782901" calcext:value-type="float">
            <text:p>782901</text:p>
          </table:table-cell>
        </table:table-row>
        <table:table-row table:style-name="ro1">
          <table:table-cell/>
          <table:table-cell office:value-type="float" office:value="791983" calcext:value-type="float">
            <text:p>791983</text:p>
          </table:table-cell>
        </table:table-row>
        <table:table-row table:style-name="ro1">
          <table:table-cell/>
          <table:table-cell office:value-type="float" office:value="786254" calcext:value-type="float">
            <text:p>786254</text:p>
          </table:table-cell>
        </table:table-row>
        <table:table-row table:style-name="ro1">
          <table:table-cell/>
          <table:table-cell office:value-type="float" office:value="808783" calcext:value-type="float">
            <text:p>808783</text:p>
          </table:table-cell>
        </table:table-row>
        <table:table-row table:style-name="ro1">
          <table:table-cell/>
          <table:table-cell office:value-type="float" office:value="841046" calcext:value-type="float">
            <text:p>841046</text:p>
          </table:table-cell>
        </table:table-row>
        <table:table-row table:style-name="ro1">
          <table:table-cell/>
          <table:table-cell office:value-type="float" office:value="786074" calcext:value-type="float">
            <text:p>786074</text:p>
          </table:table-cell>
        </table:table-row>
        <table:table-row table:style-name="ro1">
          <table:table-cell/>
          <table:table-cell office:value-type="float" office:value="793383" calcext:value-type="float">
            <text:p>793383</text:p>
          </table:table-cell>
        </table:table-row>
        <table:table-row table:style-name="ro1">
          <table:table-cell/>
          <table:table-cell office:value-type="float" office:value="783730" calcext:value-type="float">
            <text:p>783730</text:p>
          </table:table-cell>
        </table:table-row>
        <table:table-row table:style-name="ro1">
          <table:table-cell/>
          <table:table-cell office:value-type="float" office:value="786877" calcext:value-type="float">
            <text:p>786877</text:p>
          </table:table-cell>
        </table:table-row>
        <table:table-row table:style-name="ro1">
          <table:table-cell/>
          <table:table-cell office:value-type="float" office:value="785991" calcext:value-type="float">
            <text:p>785991</text:p>
          </table:table-cell>
        </table:table-row>
        <table:table-row table:style-name="ro1">
          <table:table-cell/>
          <table:table-cell office:value-type="float" office:value="788262" calcext:value-type="float">
            <text:p>788262</text:p>
          </table:table-cell>
        </table:table-row>
        <table:table-row table:style-name="ro1">
          <table:table-cell/>
          <table:table-cell office:value-type="float" office:value="787241" calcext:value-type="float">
            <text:p>787241</text:p>
          </table:table-cell>
        </table:table-row>
        <table:table-row table:style-name="ro1">
          <table:table-cell/>
          <table:table-cell office:value-type="float" office:value="782824" calcext:value-type="float">
            <text:p>782824</text:p>
          </table:table-cell>
        </table:table-row>
        <table:table-row table:style-name="ro1">
          <table:table-cell/>
          <table:table-cell office:value-type="float" office:value="782112" calcext:value-type="float">
            <text:p>782112</text:p>
          </table:table-cell>
        </table:table-row>
        <table:table-row table:style-name="ro1">
          <table:table-cell/>
          <table:table-cell office:value-type="float" office:value="839692" calcext:value-type="float">
            <text:p>839692</text:p>
          </table:table-cell>
        </table:table-row>
        <table:table-row table:style-name="ro1">
          <table:table-cell/>
          <table:table-cell office:value-type="float" office:value="787977" calcext:value-type="float">
            <text:p>787977</text:p>
          </table:table-cell>
        </table:table-row>
        <table:table-row table:style-name="ro1">
          <table:table-cell/>
          <table:table-cell office:value-type="float" office:value="826730" calcext:value-type="float">
            <text:p>826730</text:p>
          </table:table-cell>
        </table:table-row>
        <table:table-row table:style-name="ro1">
          <table:table-cell/>
          <table:table-cell office:value-type="float" office:value="789253" calcext:value-type="float">
            <text:p>789253</text:p>
          </table:table-cell>
        </table:table-row>
        <table:table-row table:style-name="ro1">
          <table:table-cell/>
          <table:table-cell office:value-type="float" office:value="790757" calcext:value-type="float">
            <text:p>790757</text:p>
          </table:table-cell>
        </table:table-row>
        <table:table-row table:style-name="ro1">
          <table:table-cell/>
          <table:table-cell office:value-type="float" office:value="789046" calcext:value-type="float">
            <text:p>789046</text:p>
          </table:table-cell>
        </table:table-row>
        <table:table-row table:style-name="ro1">
          <table:table-cell/>
          <table:table-cell office:value-type="float" office:value="788136" calcext:value-type="float">
            <text:p>788136</text:p>
          </table:table-cell>
        </table:table-row>
        <table:table-row table:style-name="ro1">
          <table:table-cell/>
          <table:table-cell office:value-type="float" office:value="790632" calcext:value-type="float">
            <text:p>790632</text:p>
          </table:table-cell>
        </table:table-row>
        <table:table-row table:style-name="ro1">
          <table:table-cell/>
          <table:table-cell office:value-type="float" office:value="832670" calcext:value-type="float">
            <text:p>832670</text:p>
          </table:table-cell>
        </table:table-row>
        <table:table-row table:style-name="ro1">
          <table:table-cell/>
          <table:table-cell office:value-type="float" office:value="890322" calcext:value-type="float">
            <text:p>890322</text:p>
          </table:table-cell>
        </table:table-row>
        <table:table-row table:style-name="ro1">
          <table:table-cell/>
          <table:table-cell office:value-type="float" office:value="793552" calcext:value-type="float">
            <text:p>793552</text:p>
          </table:table-cell>
        </table:table-row>
        <table:table-row table:style-name="ro1">
          <table:table-cell/>
          <table:table-cell office:value-type="float" office:value="799615" calcext:value-type="float">
            <text:p>799615</text:p>
          </table:table-cell>
        </table:table-row>
        <table:table-row table:style-name="ro1">
          <table:table-cell/>
          <table:table-cell office:value-type="float" office:value="798496" calcext:value-type="float">
            <text:p>798496</text:p>
          </table:table-cell>
        </table:table-row>
        <table:table-row table:style-name="ro1">
          <table:table-cell/>
          <table:table-cell office:value-type="float" office:value="861324" calcext:value-type="float">
            <text:p>861324</text:p>
          </table:table-cell>
        </table:table-row>
        <table:table-row table:style-name="ro1">
          <table:table-cell/>
          <table:table-cell office:value-type="float" office:value="835762" calcext:value-type="float">
            <text:p>835762</text:p>
          </table:table-cell>
        </table:table-row>
        <table:table-row table:style-name="ro1">
          <table:table-cell/>
          <table:table-cell office:value-type="float" office:value="874784" calcext:value-type="float">
            <text:p>874784</text:p>
          </table:table-cell>
        </table:table-row>
        <table:table-row table:style-name="ro1">
          <table:table-cell/>
          <table:table-cell office:value-type="float" office:value="890285" calcext:value-type="float">
            <text:p>890285</text:p>
          </table:table-cell>
        </table:table-row>
        <table:table-row table:style-name="ro1">
          <table:table-cell/>
          <table:table-cell office:value-type="float" office:value="834272" calcext:value-type="float">
            <text:p>834272</text:p>
          </table:table-cell>
        </table:table-row>
        <table:table-row table:style-name="ro1">
          <table:table-cell/>
          <table:table-cell office:value-type="float" office:value="839544" calcext:value-type="float">
            <text:p>839544</text:p>
          </table:table-cell>
        </table:table-row>
        <table:table-row table:style-name="ro1">
          <table:table-cell/>
          <table:table-cell office:value-type="float" office:value="830065" calcext:value-type="float">
            <text:p>830065</text:p>
          </table:table-cell>
        </table:table-row>
        <table:table-row table:style-name="ro1">
          <table:table-cell/>
          <table:table-cell office:value-type="float" office:value="825593" calcext:value-type="float">
            <text:p>825593</text:p>
          </table:table-cell>
        </table:table-row>
        <table:table-row table:style-name="ro1">
          <table:table-cell/>
          <table:table-cell office:value-type="float" office:value="793473" calcext:value-type="float">
            <text:p>793473</text:p>
          </table:table-cell>
        </table:table-row>
        <table:table-row table:style-name="ro1">
          <table:table-cell/>
          <table:table-cell office:value-type="float" office:value="848329" calcext:value-type="float">
            <text:p>848329</text:p>
          </table:table-cell>
        </table:table-row>
        <table:table-row table:style-name="ro1">
          <table:table-cell/>
          <table:table-cell office:value-type="float" office:value="841692" calcext:value-type="float">
            <text:p>841692</text:p>
          </table:table-cell>
        </table:table-row>
        <table:table-row table:style-name="ro1">
          <table:table-cell/>
          <table:table-cell office:value-type="float" office:value="820720" calcext:value-type="float">
            <text:p>820720</text:p>
          </table:table-cell>
        </table:table-row>
        <table:table-row table:style-name="ro1">
          <table:table-cell/>
          <table:table-cell office:value-type="float" office:value="891992" calcext:value-type="float">
            <text:p>891992</text:p>
          </table:table-cell>
        </table:table-row>
        <table:table-row table:style-name="ro1">
          <table:table-cell/>
          <table:table-cell office:value-type="float" office:value="848287" calcext:value-type="float">
            <text:p>848287</text:p>
          </table:table-cell>
        </table:table-row>
        <table:table-row table:style-name="ro1">
          <table:table-cell/>
          <table:table-cell office:value-type="float" office:value="840929" calcext:value-type="float">
            <text:p>840929</text:p>
          </table:table-cell>
        </table:table-row>
        <table:table-row table:style-name="ro1">
          <table:table-cell/>
          <table:table-cell office:value-type="float" office:value="896701" calcext:value-type="float">
            <text:p>896701</text:p>
          </table:table-cell>
        </table:table-row>
        <table:table-row table:style-name="ro1">
          <table:table-cell/>
          <table:table-cell office:value-type="float" office:value="835366" calcext:value-type="float">
            <text:p>835366</text:p>
          </table:table-cell>
        </table:table-row>
        <table:table-row table:style-name="ro1">
          <table:table-cell/>
          <table:table-cell office:value-type="float" office:value="789606" calcext:value-type="float">
            <text:p>789606</text:p>
          </table:table-cell>
        </table:table-row>
        <table:table-row table:style-name="ro1">
          <table:table-cell/>
          <table:table-cell office:value-type="float" office:value="852971" calcext:value-type="float">
            <text:p>852971</text:p>
          </table:table-cell>
        </table:table-row>
        <table:table-row table:style-name="ro1">
          <table:table-cell/>
          <table:table-cell office:value-type="float" office:value="789949" calcext:value-type="float">
            <text:p>789949</text:p>
          </table:table-cell>
        </table:table-row>
        <table:table-row table:style-name="ro1">
          <table:table-cell/>
          <table:table-cell office:value-type="float" office:value="813702" calcext:value-type="float">
            <text:p>813702</text:p>
          </table:table-cell>
        </table:table-row>
        <table:table-row table:style-name="ro1">
          <table:table-cell/>
          <table:table-cell office:value-type="float" office:value="835649" calcext:value-type="float">
            <text:p>835649</text:p>
          </table:table-cell>
        </table:table-row>
        <table:table-row table:style-name="ro1">
          <table:table-cell/>
          <table:table-cell office:value-type="float" office:value="869346" calcext:value-type="float">
            <text:p>869346</text:p>
          </table:table-cell>
        </table:table-row>
        <table:table-row table:style-name="ro1">
          <table:table-cell/>
          <table:table-cell office:value-type="float" office:value="895776" calcext:value-type="float">
            <text:p>895776</text:p>
          </table:table-cell>
        </table:table-row>
        <table:table-row table:style-name="ro1">
          <table:table-cell/>
          <table:table-cell office:value-type="float" office:value="827413" calcext:value-type="float">
            <text:p>827413</text:p>
          </table:table-cell>
        </table:table-row>
        <table:table-row table:style-name="ro1">
          <table:table-cell/>
          <table:table-cell office:value-type="float" office:value="781638" calcext:value-type="float">
            <text:p>781638</text:p>
          </table:table-cell>
        </table:table-row>
        <table:table-row table:style-name="ro1">
          <table:table-cell/>
          <table:table-cell office:value-type="float" office:value="789493" calcext:value-type="float">
            <text:p>789493</text:p>
          </table:table-cell>
        </table:table-row>
        <table:table-row table:style-name="ro1">
          <table:table-cell/>
          <table:table-cell office:value-type="float" office:value="791592" calcext:value-type="float">
            <text:p>791592</text:p>
          </table:table-cell>
        </table:table-row>
        <table:table-row table:style-name="ro1">
          <table:table-cell/>
          <table:table-cell office:value-type="float" office:value="788410" calcext:value-type="float">
            <text:p>788410</text:p>
          </table:table-cell>
        </table:table-row>
        <table:table-row table:style-name="ro1">
          <table:table-cell/>
          <table:table-cell office:value-type="float" office:value="781440" calcext:value-type="float">
            <text:p>781440</text:p>
          </table:table-cell>
        </table:table-row>
        <table:table-row table:style-name="ro1">
          <table:table-cell/>
          <table:table-cell office:value-type="float" office:value="788388" calcext:value-type="float">
            <text:p>788388</text:p>
          </table:table-cell>
        </table:table-row>
        <table:table-row table:style-name="ro1">
          <table:table-cell/>
          <table:table-cell office:value-type="float" office:value="823866" calcext:value-type="float">
            <text:p>823866</text:p>
          </table:table-cell>
        </table:table-row>
        <table:table-row table:style-name="ro1">
          <table:table-cell/>
          <table:table-cell office:value-type="float" office:value="825931" calcext:value-type="float">
            <text:p>825931</text:p>
          </table:table-cell>
        </table:table-row>
        <table:table-row table:style-name="ro1">
          <table:table-cell/>
          <table:table-cell office:value-type="float" office:value="831104" calcext:value-type="float">
            <text:p>831104</text:p>
          </table:table-cell>
        </table:table-row>
        <table:table-row table:style-name="ro1">
          <table:table-cell/>
          <table:table-cell office:value-type="float" office:value="872559" calcext:value-type="float">
            <text:p>872559</text:p>
          </table:table-cell>
        </table:table-row>
        <table:table-row table:style-name="ro1">
          <table:table-cell/>
          <table:table-cell office:value-type="float" office:value="910523" calcext:value-type="float">
            <text:p>910523</text:p>
          </table:table-cell>
        </table:table-row>
        <table:table-row table:style-name="ro1">
          <table:table-cell/>
          <table:table-cell office:value-type="float" office:value="974026" calcext:value-type="float">
            <text:p>974026</text:p>
          </table:table-cell>
        </table:table-row>
        <table:table-row table:style-name="ro1">
          <table:table-cell/>
          <table:table-cell office:value-type="float" office:value="906507" calcext:value-type="float">
            <text:p>906507</text:p>
          </table:table-cell>
        </table:table-row>
        <table:table-row table:style-name="ro1">
          <table:table-cell/>
          <table:table-cell office:value-type="float" office:value="864952" calcext:value-type="float">
            <text:p>864952</text:p>
          </table:table-cell>
        </table:table-row>
        <table:table-row table:style-name="ro1">
          <table:table-cell/>
          <table:table-cell office:value-type="float" office:value="789650" calcext:value-type="float">
            <text:p>789650</text:p>
          </table:table-cell>
        </table:table-row>
        <table:table-row table:style-name="ro1">
          <table:table-cell/>
          <table:table-cell office:value-type="float" office:value="838755" calcext:value-type="float">
            <text:p>838755</text:p>
          </table:table-cell>
        </table:table-row>
        <table:table-row table:style-name="ro1">
          <table:table-cell/>
          <table:table-cell office:value-type="float" office:value="839513" calcext:value-type="float">
            <text:p>839513</text:p>
          </table:table-cell>
        </table:table-row>
        <table:table-row table:style-name="ro1">
          <table:table-cell/>
          <table:table-cell office:value-type="float" office:value="816677" calcext:value-type="float">
            <text:p>816677</text:p>
          </table:table-cell>
        </table:table-row>
        <table:table-row table:style-name="ro1">
          <table:table-cell/>
          <table:table-cell office:value-type="float" office:value="800284" calcext:value-type="float">
            <text:p>800284</text:p>
          </table:table-cell>
        </table:table-row>
        <table:table-row table:style-name="ro1">
          <table:table-cell/>
          <table:table-cell office:value-type="float" office:value="842325" calcext:value-type="float">
            <text:p>842325</text:p>
          </table:table-cell>
        </table:table-row>
        <table:table-row table:style-name="ro1">
          <table:table-cell/>
          <table:table-cell office:value-type="float" office:value="794452" calcext:value-type="float">
            <text:p>794452</text:p>
          </table:table-cell>
        </table:table-row>
        <table:table-row table:style-name="ro1">
          <table:table-cell/>
          <table:table-cell office:value-type="float" office:value="789540" calcext:value-type="float">
            <text:p>789540</text:p>
          </table:table-cell>
        </table:table-row>
        <table:table-row table:style-name="ro1">
          <table:table-cell/>
          <table:table-cell office:value-type="float" office:value="859531" calcext:value-type="float">
            <text:p>859531</text:p>
          </table:table-cell>
        </table:table-row>
        <table:table-row table:style-name="ro1">
          <table:table-cell/>
          <table:table-cell office:value-type="float" office:value="798035" calcext:value-type="float">
            <text:p>798035</text:p>
          </table:table-cell>
        </table:table-row>
        <table:table-row table:style-name="ro1">
          <table:table-cell/>
          <table:table-cell office:value-type="float" office:value="808606" calcext:value-type="float">
            <text:p>808606</text:p>
          </table:table-cell>
        </table:table-row>
        <table:table-row table:style-name="ro1">
          <table:table-cell/>
          <table:table-cell office:value-type="float" office:value="844646" calcext:value-type="float">
            <text:p>844646</text:p>
          </table:table-cell>
        </table:table-row>
        <table:table-row table:style-name="ro1">
          <table:table-cell/>
          <table:table-cell office:value-type="float" office:value="835786" calcext:value-type="float">
            <text:p>835786</text:p>
          </table:table-cell>
        </table:table-row>
        <table:table-row table:style-name="ro1">
          <table:table-cell/>
          <table:table-cell office:value-type="float" office:value="812111" calcext:value-type="float">
            <text:p>812111</text:p>
          </table:table-cell>
        </table:table-row>
        <table:table-row table:style-name="ro1">
          <table:table-cell/>
          <table:table-cell office:value-type="float" office:value="841473" calcext:value-type="float">
            <text:p>841473</text:p>
          </table:table-cell>
        </table:table-row>
        <table:table-row table:style-name="ro1">
          <table:table-cell/>
          <table:table-cell office:value-type="float" office:value="837982" calcext:value-type="float">
            <text:p>837982</text:p>
          </table:table-cell>
        </table:table-row>
        <table:table-row table:style-name="ro1">
          <table:table-cell/>
          <table:table-cell office:value-type="float" office:value="839212" calcext:value-type="float">
            <text:p>839212</text:p>
          </table:table-cell>
        </table:table-row>
        <table:table-row table:style-name="ro1">
          <table:table-cell/>
          <table:table-cell office:value-type="float" office:value="834430" calcext:value-type="float">
            <text:p>834430</text:p>
          </table:table-cell>
        </table:table-row>
        <table:table-row table:style-name="ro1">
          <table:table-cell/>
          <table:table-cell office:value-type="float" office:value="796006" calcext:value-type="float">
            <text:p>796006</text:p>
          </table:table-cell>
        </table:table-row>
        <table:table-row table:style-name="ro1">
          <table:table-cell/>
          <table:table-cell office:value-type="float" office:value="792126" calcext:value-type="float">
            <text:p>792126</text:p>
          </table:table-cell>
        </table:table-row>
        <table:table-row table:style-name="ro1">
          <table:table-cell/>
          <table:table-cell office:value-type="float" office:value="786927" calcext:value-type="float">
            <text:p>786927</text:p>
          </table:table-cell>
        </table:table-row>
        <table:table-row table:style-name="ro1">
          <table:table-cell/>
          <table:table-cell office:value-type="float" office:value="791716" calcext:value-type="float">
            <text:p>791716</text:p>
          </table:table-cell>
        </table:table-row>
        <table:table-row table:style-name="ro1">
          <table:table-cell/>
          <table:table-cell office:value-type="float" office:value="790783" calcext:value-type="float">
            <text:p>790783</text:p>
          </table:table-cell>
        </table:table-row>
        <table:table-row table:style-name="ro1">
          <table:table-cell/>
          <table:table-cell office:value-type="float" office:value="791899" calcext:value-type="float">
            <text:p>791899</text:p>
          </table:table-cell>
        </table:table-row>
        <table:table-row table:style-name="ro1">
          <table:table-cell/>
          <table:table-cell office:value-type="float" office:value="790665" calcext:value-type="float">
            <text:p>790665</text:p>
          </table:table-cell>
        </table:table-row>
        <table:table-row table:style-name="ro1">
          <table:table-cell/>
          <table:table-cell office:value-type="float" office:value="843865" calcext:value-type="float">
            <text:p>843865</text:p>
          </table:table-cell>
        </table:table-row>
        <table:table-row table:style-name="ro1">
          <table:table-cell/>
          <table:table-cell office:value-type="float" office:value="797700" calcext:value-type="float">
            <text:p>797700</text:p>
          </table:table-cell>
        </table:table-row>
        <table:table-row table:style-name="ro1">
          <table:table-cell/>
          <table:table-cell office:value-type="float" office:value="813843" calcext:value-type="float">
            <text:p>813843</text:p>
          </table:table-cell>
        </table:table-row>
        <table:table-row table:style-name="ro1">
          <table:table-cell/>
          <table:table-cell office:value-type="float" office:value="884916" calcext:value-type="float">
            <text:p>884916</text:p>
          </table:table-cell>
        </table:table-row>
        <table:table-row table:style-name="ro1">
          <table:table-cell/>
          <table:table-cell office:value-type="float" office:value="902889" calcext:value-type="float">
            <text:p>902889</text:p>
          </table:table-cell>
        </table:table-row>
        <table:table-row table:style-name="ro1">
          <table:table-cell/>
          <table:table-cell office:value-type="float" office:value="853828" calcext:value-type="float">
            <text:p>853828</text:p>
          </table:table-cell>
        </table:table-row>
        <table:table-row table:style-name="ro1">
          <table:table-cell/>
          <table:table-cell office:value-type="float" office:value="826883" calcext:value-type="float">
            <text:p>826883</text:p>
          </table:table-cell>
        </table:table-row>
        <table:table-row table:style-name="ro1">
          <table:table-cell/>
          <table:table-cell office:value-type="float" office:value="844235" calcext:value-type="float">
            <text:p>844235</text:p>
          </table:table-cell>
        </table:table-row>
        <table:table-row table:style-name="ro1">
          <table:table-cell/>
          <table:table-cell office:value-type="float" office:value="793598" calcext:value-type="float">
            <text:p>793598</text:p>
          </table:table-cell>
        </table:table-row>
        <table:table-row table:style-name="ro1">
          <table:table-cell/>
          <table:table-cell office:value-type="float" office:value="784540" calcext:value-type="float">
            <text:p>784540</text:p>
          </table:table-cell>
        </table:table-row>
        <table:table-row table:style-name="ro1">
          <table:table-cell/>
          <table:table-cell office:value-type="float" office:value="790159" calcext:value-type="float">
            <text:p>790159</text:p>
          </table:table-cell>
        </table:table-row>
        <table:table-row table:style-name="ro1">
          <table:table-cell/>
          <table:table-cell office:value-type="float" office:value="821318" calcext:value-type="float">
            <text:p>821318</text:p>
          </table:table-cell>
        </table:table-row>
        <table:table-row table:style-name="ro1">
          <table:table-cell/>
          <table:table-cell office:value-type="float" office:value="899436" calcext:value-type="float">
            <text:p>899436</text:p>
          </table:table-cell>
        </table:table-row>
        <table:table-row table:style-name="ro1">
          <table:table-cell/>
          <table:table-cell office:value-type="float" office:value="834360" calcext:value-type="float">
            <text:p>834360</text:p>
          </table:table-cell>
        </table:table-row>
        <table:table-row table:style-name="ro1">
          <table:table-cell/>
          <table:table-cell office:value-type="float" office:value="883882" calcext:value-type="float">
            <text:p>883882</text:p>
          </table:table-cell>
        </table:table-row>
        <table:table-row table:style-name="ro1">
          <table:table-cell/>
          <table:table-cell office:value-type="float" office:value="848670" calcext:value-type="float">
            <text:p>848670</text:p>
          </table:table-cell>
        </table:table-row>
        <table:table-row table:style-name="ro1">
          <table:table-cell/>
          <table:table-cell office:value-type="float" office:value="801949" calcext:value-type="float">
            <text:p>801949</text:p>
          </table:table-cell>
        </table:table-row>
        <table:table-row table:style-name="ro1">
          <table:table-cell/>
          <table:table-cell office:value-type="float" office:value="788277" calcext:value-type="float">
            <text:p>788277</text:p>
          </table:table-cell>
        </table:table-row>
        <table:table-row table:style-name="ro1">
          <table:table-cell/>
          <table:table-cell office:value-type="float" office:value="793515" calcext:value-type="float">
            <text:p>793515</text:p>
          </table:table-cell>
        </table:table-row>
        <table:table-row table:style-name="ro1">
          <table:table-cell/>
          <table:table-cell office:value-type="float" office:value="783039" calcext:value-type="float">
            <text:p>783039</text:p>
          </table:table-cell>
        </table:table-row>
        <table:table-row table:style-name="ro1">
          <table:table-cell/>
          <table:table-cell office:value-type="float" office:value="826956" calcext:value-type="float">
            <text:p>826956</text:p>
          </table:table-cell>
        </table:table-row>
        <table:table-row table:style-name="ro1">
          <table:table-cell/>
          <table:table-cell office:value-type="float" office:value="838075" calcext:value-type="float">
            <text:p>838075</text:p>
          </table:table-cell>
        </table:table-row>
        <table:table-row table:style-name="ro1">
          <table:table-cell/>
          <table:table-cell office:value-type="float" office:value="893156" calcext:value-type="float">
            <text:p>893156</text:p>
          </table:table-cell>
        </table:table-row>
        <table:table-row table:style-name="ro1">
          <table:table-cell/>
          <table:table-cell office:value-type="float" office:value="906181" calcext:value-type="float">
            <text:p>906181</text:p>
          </table:table-cell>
        </table:table-row>
        <table:table-row table:style-name="ro1">
          <table:table-cell/>
          <table:table-cell office:value-type="float" office:value="838657" calcext:value-type="float">
            <text:p>838657</text:p>
          </table:table-cell>
        </table:table-row>
        <table:table-row table:style-name="ro1">
          <table:table-cell/>
          <table:table-cell office:value-type="float" office:value="788936" calcext:value-type="float">
            <text:p>788936</text:p>
          </table:table-cell>
        </table:table-row>
        <table:table-row table:style-name="ro1">
          <table:table-cell/>
          <table:table-cell office:value-type="float" office:value="805520" calcext:value-type="float">
            <text:p>805520</text:p>
          </table:table-cell>
        </table:table-row>
        <table:table-row table:style-name="ro1">
          <table:table-cell/>
          <table:table-cell office:value-type="float" office:value="799794" calcext:value-type="float">
            <text:p>799794</text:p>
          </table:table-cell>
        </table:table-row>
        <table:table-row table:style-name="ro1">
          <table:table-cell/>
          <table:table-cell office:value-type="float" office:value="835931" calcext:value-type="float">
            <text:p>835931</text:p>
          </table:table-cell>
        </table:table-row>
        <table:table-row table:style-name="ro1">
          <table:table-cell/>
          <table:table-cell office:value-type="float" office:value="793608" calcext:value-type="float">
            <text:p>793608</text:p>
          </table:table-cell>
        </table:table-row>
        <table:table-row table:style-name="ro1">
          <table:table-cell/>
          <table:table-cell office:value-type="float" office:value="791648" calcext:value-type="float">
            <text:p>791648</text:p>
          </table:table-cell>
        </table:table-row>
        <table:table-row table:style-name="ro1">
          <table:table-cell/>
          <table:table-cell office:value-type="float" office:value="786509" calcext:value-type="float">
            <text:p>786509</text:p>
          </table:table-cell>
        </table:table-row>
        <table:table-row table:style-name="ro1">
          <table:table-cell/>
          <table:table-cell office:value-type="float" office:value="784805" calcext:value-type="float">
            <text:p>784805</text:p>
          </table:table-cell>
        </table:table-row>
        <table:table-row table:style-name="ro1">
          <table:table-cell/>
          <table:table-cell office:value-type="float" office:value="790380" calcext:value-type="float">
            <text:p>790380</text:p>
          </table:table-cell>
        </table:table-row>
        <table:table-row table:style-name="ro1">
          <table:table-cell/>
          <table:table-cell office:value-type="float" office:value="805493" calcext:value-type="float">
            <text:p>805493</text:p>
          </table:table-cell>
        </table:table-row>
        <table:table-row table:style-name="ro1">
          <table:table-cell/>
          <table:table-cell office:value-type="float" office:value="833102" calcext:value-type="float">
            <text:p>833102</text:p>
          </table:table-cell>
        </table:table-row>
        <table:table-row table:style-name="ro1">
          <table:table-cell/>
          <table:table-cell office:value-type="float" office:value="843052" calcext:value-type="float">
            <text:p>843052</text:p>
          </table:table-cell>
        </table:table-row>
        <table:table-row table:style-name="ro1">
          <table:table-cell/>
          <table:table-cell office:value-type="float" office:value="884466" calcext:value-type="float">
            <text:p>884466</text:p>
          </table:table-cell>
        </table:table-row>
        <table:table-row table:style-name="ro1">
          <table:table-cell/>
          <table:table-cell office:value-type="float" office:value="840819" calcext:value-type="float">
            <text:p>840819</text:p>
          </table:table-cell>
        </table:table-row>
        <table:table-row table:style-name="ro1">
          <table:table-cell/>
          <table:table-cell office:value-type="float" office:value="790522" calcext:value-type="float">
            <text:p>790522</text:p>
          </table:table-cell>
        </table:table-row>
        <table:table-row table:style-name="ro1">
          <table:table-cell/>
          <table:table-cell office:value-type="float" office:value="821674" calcext:value-type="float">
            <text:p>821674</text:p>
          </table:table-cell>
        </table:table-row>
        <table:table-row table:style-name="ro1">
          <table:table-cell/>
          <table:table-cell office:value-type="float" office:value="793180" calcext:value-type="float">
            <text:p>793180</text:p>
          </table:table-cell>
        </table:table-row>
        <table:table-row table:style-name="ro1">
          <table:table-cell/>
          <table:table-cell office:value-type="float" office:value="787234" calcext:value-type="float">
            <text:p>787234</text:p>
          </table:table-cell>
        </table:table-row>
        <table:table-row table:style-name="ro1">
          <table:table-cell/>
          <table:table-cell office:value-type="float" office:value="841236" calcext:value-type="float">
            <text:p>841236</text:p>
          </table:table-cell>
        </table:table-row>
        <table:table-row table:style-name="ro1">
          <table:table-cell/>
          <table:table-cell office:value-type="float" office:value="832838" calcext:value-type="float">
            <text:p>832838</text:p>
          </table:table-cell>
        </table:table-row>
        <table:table-row table:style-name="ro1">
          <table:table-cell/>
          <table:table-cell office:value-type="float" office:value="885781" calcext:value-type="float">
            <text:p>885781</text:p>
          </table:table-cell>
        </table:table-row>
        <table:table-row table:style-name="ro1">
          <table:table-cell/>
          <table:table-cell office:value-type="float" office:value="893384" calcext:value-type="float">
            <text:p>893384</text:p>
          </table:table-cell>
        </table:table-row>
        <table:table-row table:style-name="ro1">
          <table:table-cell/>
          <table:table-cell office:value-type="float" office:value="835243" calcext:value-type="float">
            <text:p>835243</text:p>
          </table:table-cell>
        </table:table-row>
        <table:table-row table:style-name="ro1">
          <table:table-cell/>
          <table:table-cell office:value-type="float" office:value="795052" calcext:value-type="float">
            <text:p>795052</text:p>
          </table:table-cell>
        </table:table-row>
        <table:table-row table:style-name="ro1">
          <table:table-cell/>
          <table:table-cell office:value-type="float" office:value="785028" calcext:value-type="float">
            <text:p>785028</text:p>
          </table:table-cell>
        </table:table-row>
        <table:table-row table:style-name="ro1">
          <table:table-cell/>
          <table:table-cell office:value-type="float" office:value="780486" calcext:value-type="float">
            <text:p>780486</text:p>
          </table:table-cell>
        </table:table-row>
        <table:table-row table:style-name="ro1">
          <table:table-cell/>
          <table:table-cell office:value-type="float" office:value="799469" calcext:value-type="float">
            <text:p>799469</text:p>
          </table:table-cell>
        </table:table-row>
        <table:table-row table:style-name="ro1">
          <table:table-cell/>
          <table:table-cell office:value-type="float" office:value="844853" calcext:value-type="float">
            <text:p>844853</text:p>
          </table:table-cell>
        </table:table-row>
        <table:table-row table:style-name="ro1">
          <table:table-cell/>
          <table:table-cell office:value-type="float" office:value="837554" calcext:value-type="float">
            <text:p>837554</text:p>
          </table:table-cell>
        </table:table-row>
        <table:table-row table:style-name="ro1">
          <table:table-cell/>
          <table:table-cell office:value-type="float" office:value="879129" calcext:value-type="float">
            <text:p>879129</text:p>
          </table:table-cell>
        </table:table-row>
        <table:table-row table:style-name="ro1">
          <table:table-cell/>
          <table:table-cell office:value-type="float" office:value="837848" calcext:value-type="float">
            <text:p>837848</text:p>
          </table:table-cell>
        </table:table-row>
        <table:table-row table:style-name="ro1">
          <table:table-cell/>
          <table:table-cell office:value-type="float" office:value="874387" calcext:value-type="float">
            <text:p>874387</text:p>
          </table:table-cell>
        </table:table-row>
        <table:table-row table:style-name="ro1">
          <table:table-cell/>
          <table:table-cell office:value-type="float" office:value="1121950" calcext:value-type="float">
            <text:p>1121950</text:p>
          </table:table-cell>
        </table:table-row>
        <table:table-row table:style-name="ro1">
          <table:table-cell/>
          <table:table-cell office:value-type="float" office:value="1285806" calcext:value-type="float">
            <text:p>1285806</text:p>
          </table:table-cell>
        </table:table-row>
        <table:table-row table:style-name="ro1">
          <table:table-cell/>
          <table:table-cell office:value-type="float" office:value="1299285" calcext:value-type="float">
            <text:p>1299285</text:p>
          </table:table-cell>
        </table:table-row>
        <table:table-row table:style-name="ro1">
          <table:table-cell/>
          <table:table-cell office:value-type="float" office:value="1028824" calcext:value-type="float">
            <text:p>1028824</text:p>
          </table:table-cell>
        </table:table-row>
        <table:table-row table:style-name="ro1">
          <table:table-cell/>
          <table:table-cell office:value-type="float" office:value="795446" calcext:value-type="float">
            <text:p>795446</text:p>
          </table:table-cell>
        </table:table-row>
        <table:table-row table:style-name="ro1">
          <table:table-cell/>
          <table:table-cell office:value-type="float" office:value="799660" calcext:value-type="float">
            <text:p>799660</text:p>
          </table:table-cell>
        </table:table-row>
        <table:table-row table:style-name="ro1">
          <table:table-cell/>
          <table:table-cell office:value-type="float" office:value="795242" calcext:value-type="float">
            <text:p>795242</text:p>
          </table:table-cell>
        </table:table-row>
        <table:table-row table:style-name="ro1">
          <table:table-cell/>
          <table:table-cell office:value-type="float" office:value="798881" calcext:value-type="float">
            <text:p>798881</text:p>
          </table:table-cell>
        </table:table-row>
        <table:table-row table:style-name="ro1">
          <table:table-cell/>
          <table:table-cell office:value-type="float" office:value="792512" calcext:value-type="float">
            <text:p>792512</text:p>
          </table:table-cell>
        </table:table-row>
        <table:table-row table:style-name="ro1">
          <table:table-cell/>
          <table:table-cell office:value-type="float" office:value="786984" calcext:value-type="float">
            <text:p>786984</text:p>
          </table:table-cell>
        </table:table-row>
        <table:table-row table:style-name="ro1">
          <table:table-cell/>
          <table:table-cell office:value-type="float" office:value="780005" calcext:value-type="float">
            <text:p>780005</text:p>
          </table:table-cell>
        </table:table-row>
        <table:table-row table:style-name="ro1">
          <table:table-cell/>
          <table:table-cell office:value-type="float" office:value="825948" calcext:value-type="float">
            <text:p>825948</text:p>
          </table:table-cell>
        </table:table-row>
        <table:table-row table:style-name="ro1">
          <table:table-cell/>
          <table:table-cell office:value-type="float" office:value="849037" calcext:value-type="float">
            <text:p>849037</text:p>
          </table:table-cell>
        </table:table-row>
        <table:table-row table:style-name="ro1">
          <table:table-cell/>
          <table:table-cell office:value-type="float" office:value="843749" calcext:value-type="float">
            <text:p>843749</text:p>
          </table:table-cell>
        </table:table-row>
        <table:table-row table:style-name="ro1">
          <table:table-cell/>
          <table:table-cell office:value-type="float" office:value="795656" calcext:value-type="float">
            <text:p>795656</text:p>
          </table:table-cell>
        </table:table-row>
        <table:table-row table:style-name="ro1">
          <table:table-cell/>
          <table:table-cell office:value-type="float" office:value="827386" calcext:value-type="float">
            <text:p>827386</text:p>
          </table:table-cell>
        </table:table-row>
        <table:table-row table:style-name="ro1">
          <table:table-cell/>
          <table:table-cell office:value-type="float" office:value="786445" calcext:value-type="float">
            <text:p>786445</text:p>
          </table:table-cell>
        </table:table-row>
        <table:table-row table:style-name="ro1">
          <table:table-cell/>
          <table:table-cell office:value-type="float" office:value="818644" calcext:value-type="float">
            <text:p>818644</text:p>
          </table:table-cell>
        </table:table-row>
        <table:table-row table:style-name="ro1">
          <table:table-cell/>
          <table:table-cell office:value-type="float" office:value="845457" calcext:value-type="float">
            <text:p>845457</text:p>
          </table:table-cell>
        </table:table-row>
        <table:table-row table:style-name="ro1">
          <table:table-cell/>
          <table:table-cell office:value-type="float" office:value="840883" calcext:value-type="float">
            <text:p>840883</text:p>
          </table:table-cell>
        </table:table-row>
        <table:table-row table:style-name="ro1">
          <table:table-cell/>
          <table:table-cell office:value-type="float" office:value="838474" calcext:value-type="float">
            <text:p>838474</text:p>
          </table:table-cell>
        </table:table-row>
        <table:table-row table:style-name="ro1">
          <table:table-cell/>
          <table:table-cell office:value-type="float" office:value="829057" calcext:value-type="float">
            <text:p>829057</text:p>
          </table:table-cell>
        </table:table-row>
        <table:table-row table:style-name="ro1">
          <table:table-cell/>
          <table:table-cell office:value-type="float" office:value="789935" calcext:value-type="float">
            <text:p>789935</text:p>
          </table:table-cell>
        </table:table-row>
        <table:table-row table:style-name="ro1">
          <table:table-cell/>
          <table:table-cell office:value-type="float" office:value="787182" calcext:value-type="float">
            <text:p>787182</text:p>
          </table:table-cell>
        </table:table-row>
        <table:table-row table:style-name="ro1">
          <table:table-cell/>
          <table:table-cell office:value-type="float" office:value="794314" calcext:value-type="float">
            <text:p>794314</text:p>
          </table:table-cell>
        </table:table-row>
        <table:table-row table:style-name="ro1">
          <table:table-cell/>
          <table:table-cell office:value-type="float" office:value="827289" calcext:value-type="float">
            <text:p>827289</text:p>
          </table:table-cell>
        </table:table-row>
        <table:table-row table:style-name="ro1">
          <table:table-cell/>
          <table:table-cell office:value-type="float" office:value="796983" calcext:value-type="float">
            <text:p>796983</text:p>
          </table:table-cell>
        </table:table-row>
        <table:table-row table:style-name="ro1">
          <table:table-cell/>
          <table:table-cell office:value-type="float" office:value="796520" calcext:value-type="float">
            <text:p>796520</text:p>
          </table:table-cell>
        </table:table-row>
        <table:table-row table:style-name="ro1">
          <table:table-cell/>
          <table:table-cell office:value-type="float" office:value="792384" calcext:value-type="float">
            <text:p>792384</text:p>
          </table:table-cell>
        </table:table-row>
        <table:table-row table:style-name="ro1">
          <table:table-cell/>
          <table:table-cell office:value-type="float" office:value="785550" calcext:value-type="float">
            <text:p>785550</text:p>
          </table:table-cell>
        </table:table-row>
        <table:table-row table:style-name="ro1">
          <table:table-cell/>
          <table:table-cell office:value-type="float" office:value="781933" calcext:value-type="float">
            <text:p>781933</text:p>
          </table:table-cell>
        </table:table-row>
        <table:table-row table:style-name="ro1">
          <table:table-cell/>
          <table:table-cell office:value-type="float" office:value="851647" calcext:value-type="float">
            <text:p>851647</text:p>
          </table:table-cell>
        </table:table-row>
        <table:table-row table:style-name="ro1">
          <table:table-cell/>
          <table:table-cell office:value-type="float" office:value="892002" calcext:value-type="float">
            <text:p>892002</text:p>
          </table:table-cell>
        </table:table-row>
        <table:table-row table:style-name="ro1">
          <table:table-cell/>
          <table:table-cell office:value-type="float" office:value="836573" calcext:value-type="float">
            <text:p>836573</text:p>
          </table:table-cell>
        </table:table-row>
        <table:table-row table:style-name="ro1">
          <table:table-cell/>
          <table:table-cell office:value-type="float" office:value="839725" calcext:value-type="float">
            <text:p>839725</text:p>
          </table:table-cell>
        </table:table-row>
        <table:table-row table:style-name="ro1">
          <table:table-cell/>
          <table:table-cell office:value-type="float" office:value="849055" calcext:value-type="float">
            <text:p>849055</text:p>
          </table:table-cell>
        </table:table-row>
        <table:table-row table:style-name="ro1">
          <table:table-cell/>
          <table:table-cell office:value-type="float" office:value="784087" calcext:value-type="float">
            <text:p>784087</text:p>
          </table:table-cell>
        </table:table-row>
        <table:table-row table:style-name="ro1">
          <table:table-cell/>
          <table:table-cell office:value-type="float" office:value="838695" calcext:value-type="float">
            <text:p>838695</text:p>
          </table:table-cell>
        </table:table-row>
        <table:table-row table:style-name="ro1">
          <table:table-cell/>
          <table:table-cell office:value-type="float" office:value="789507" calcext:value-type="float">
            <text:p>789507</text:p>
          </table:table-cell>
        </table:table-row>
        <table:table-row table:style-name="ro1">
          <table:table-cell/>
          <table:table-cell office:value-type="float" office:value="793787" calcext:value-type="float">
            <text:p>793787</text:p>
          </table:table-cell>
        </table:table-row>
        <table:table-row table:style-name="ro1">
          <table:table-cell/>
          <table:table-cell office:value-type="float" office:value="826975" calcext:value-type="float">
            <text:p>826975</text:p>
          </table:table-cell>
        </table:table-row>
        <table:table-row table:style-name="ro1">
          <table:table-cell/>
          <table:table-cell office:value-type="float" office:value="836952" calcext:value-type="float">
            <text:p>836952</text:p>
          </table:table-cell>
        </table:table-row>
        <table:table-row table:style-name="ro1">
          <table:table-cell/>
          <table:table-cell office:value-type="float" office:value="873827" calcext:value-type="float">
            <text:p>873827</text:p>
          </table:table-cell>
        </table:table-row>
        <table:table-row table:style-name="ro1">
          <table:table-cell/>
          <table:table-cell office:value-type="float" office:value="846689" calcext:value-type="float">
            <text:p>846689</text:p>
          </table:table-cell>
        </table:table-row>
        <table:table-row table:style-name="ro1">
          <table:table-cell/>
          <table:table-cell office:value-type="float" office:value="840226" calcext:value-type="float">
            <text:p>840226</text:p>
          </table:table-cell>
        </table:table-row>
        <table:table-row table:style-name="ro1">
          <table:table-cell/>
          <table:table-cell office:value-type="float" office:value="852348" calcext:value-type="float">
            <text:p>852348</text:p>
          </table:table-cell>
        </table:table-row>
        <table:table-row table:style-name="ro1">
          <table:table-cell/>
          <table:table-cell office:value-type="float" office:value="795174" calcext:value-type="float">
            <text:p>795174</text:p>
          </table:table-cell>
        </table:table-row>
        <table:table-row table:style-name="ro1">
          <table:table-cell/>
          <table:table-cell office:value-type="float" office:value="836475" calcext:value-type="float">
            <text:p>836475</text:p>
          </table:table-cell>
        </table:table-row>
        <table:table-row table:style-name="ro1">
          <table:table-cell/>
          <table:table-cell office:value-type="float" office:value="789836" calcext:value-type="float">
            <text:p>789836</text:p>
          </table:table-cell>
        </table:table-row>
        <table:table-row table:style-name="ro1">
          <table:table-cell/>
          <table:table-cell office:value-type="float" office:value="805139" calcext:value-type="float">
            <text:p>805139</text:p>
          </table:table-cell>
        </table:table-row>
        <table:table-row table:style-name="ro1">
          <table:table-cell/>
          <table:table-cell office:value-type="float" office:value="870233" calcext:value-type="float">
            <text:p>870233</text:p>
          </table:table-cell>
        </table:table-row>
        <table:table-row table:style-name="ro1">
          <table:table-cell/>
          <table:table-cell office:value-type="float" office:value="902603" calcext:value-type="float">
            <text:p>902603</text:p>
          </table:table-cell>
        </table:table-row>
        <table:table-row table:style-name="ro1">
          <table:table-cell/>
          <table:table-cell office:value-type="float" office:value="920941" calcext:value-type="float">
            <text:p>920941</text:p>
          </table:table-cell>
        </table:table-row>
        <table:table-row table:style-name="ro1">
          <table:table-cell/>
          <table:table-cell office:value-type="float" office:value="836464" calcext:value-type="float">
            <text:p>836464</text:p>
          </table:table-cell>
        </table:table-row>
        <table:table-row table:style-name="ro1">
          <table:table-cell/>
          <table:table-cell office:value-type="float" office:value="830460" calcext:value-type="float">
            <text:p>830460</text:p>
          </table:table-cell>
        </table:table-row>
        <table:table-row table:style-name="ro1">
          <table:table-cell/>
          <table:table-cell office:value-type="float" office:value="789565" calcext:value-type="float">
            <text:p>789565</text:p>
          </table:table-cell>
        </table:table-row>
        <table:table-row table:style-name="ro1">
          <table:table-cell/>
          <table:table-cell office:value-type="float" office:value="787713" calcext:value-type="float">
            <text:p>787713</text:p>
          </table:table-cell>
        </table:table-row>
        <table:table-row table:style-name="ro1">
          <table:table-cell/>
          <table:table-cell office:value-type="float" office:value="795272" calcext:value-type="float">
            <text:p>795272</text:p>
          </table:table-cell>
        </table:table-row>
        <table:table-row table:style-name="ro1">
          <table:table-cell/>
          <table:table-cell office:value-type="float" office:value="799622" calcext:value-type="float">
            <text:p>799622</text:p>
          </table:table-cell>
        </table:table-row>
        <table:table-row table:style-name="ro1">
          <table:table-cell/>
          <table:table-cell office:value-type="float" office:value="847028" calcext:value-type="float">
            <text:p>847028</text:p>
          </table:table-cell>
        </table:table-row>
        <table:table-row table:style-name="ro1">
          <table:table-cell/>
          <table:table-cell office:value-type="float" office:value="842994" calcext:value-type="float">
            <text:p>842994</text:p>
          </table:table-cell>
        </table:table-row>
        <table:table-row table:style-name="ro1">
          <table:table-cell/>
          <table:table-cell office:value-type="float" office:value="850707" calcext:value-type="float">
            <text:p>850707</text:p>
          </table:table-cell>
        </table:table-row>
        <table:table-row table:style-name="ro1">
          <table:table-cell/>
          <table:table-cell office:value-type="float" office:value="845133" calcext:value-type="float">
            <text:p>845133</text:p>
          </table:table-cell>
        </table:table-row>
        <table:table-row table:style-name="ro1">
          <table:table-cell/>
          <table:table-cell office:value-type="float" office:value="802634" calcext:value-type="float">
            <text:p>802634</text:p>
          </table:table-cell>
        </table:table-row>
        <table:table-row table:style-name="ro1">
          <table:table-cell/>
          <table:table-cell office:value-type="float" office:value="788372" calcext:value-type="float">
            <text:p>788372</text:p>
          </table:table-cell>
        </table:table-row>
        <table:table-row table:style-name="ro1">
          <table:table-cell/>
          <table:table-cell office:value-type="float" office:value="840289" calcext:value-type="float">
            <text:p>840289</text:p>
          </table:table-cell>
        </table:table-row>
        <table:table-row table:style-name="ro1">
          <table:table-cell/>
          <table:table-cell office:value-type="float" office:value="837033" calcext:value-type="float">
            <text:p>837033</text:p>
          </table:table-cell>
        </table:table-row>
        <table:table-row table:style-name="ro1">
          <table:table-cell/>
          <table:table-cell office:value-type="float" office:value="853642" calcext:value-type="float">
            <text:p>853642</text:p>
          </table:table-cell>
        </table:table-row>
        <table:table-row table:style-name="ro1">
          <table:table-cell/>
          <table:table-cell office:value-type="float" office:value="839569" calcext:value-type="float">
            <text:p>839569</text:p>
          </table:table-cell>
        </table:table-row>
        <table:table-row table:style-name="ro1">
          <table:table-cell/>
          <table:table-cell office:value-type="float" office:value="842063" calcext:value-type="float">
            <text:p>842063</text:p>
          </table:table-cell>
        </table:table-row>
        <table:table-row table:style-name="ro1">
          <table:table-cell/>
          <table:table-cell office:value-type="float" office:value="847821" calcext:value-type="float">
            <text:p>847821</text:p>
          </table:table-cell>
        </table:table-row>
        <table:table-row table:style-name="ro1">
          <table:table-cell/>
          <table:table-cell office:value-type="float" office:value="845085" calcext:value-type="float">
            <text:p>845085</text:p>
          </table:table-cell>
        </table:table-row>
        <table:table-row table:style-name="ro1">
          <table:table-cell/>
          <table:table-cell office:value-type="float" office:value="855223" calcext:value-type="float">
            <text:p>855223</text:p>
          </table:table-cell>
        </table:table-row>
        <table:table-row table:style-name="ro1">
          <table:table-cell/>
          <table:table-cell office:value-type="float" office:value="790465" calcext:value-type="float">
            <text:p>790465</text:p>
          </table:table-cell>
        </table:table-row>
        <table:table-row table:style-name="ro1">
          <table:table-cell/>
          <table:table-cell office:value-type="float" office:value="790460" calcext:value-type="float">
            <text:p>790460</text:p>
          </table:table-cell>
        </table:table-row>
        <table:table-row table:style-name="ro1">
          <table:table-cell/>
          <table:table-cell office:value-type="float" office:value="780547" calcext:value-type="float">
            <text:p>780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8:53:12.742433190</meta:creation-date>
    <dc:date>2018-05-15T08:55:01.989043920</dc:date>
    <meta:editing-duration>PT1M51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56cm" svg:height="8.994cm" xlink:href=".." xlink:type="simple" chart:class="chart:line" chart:style-name="ch1">
        <chart:legend chart:legend-position="end" svg:x="35.793cm" svg:y="4.198cm" style:legend-expansion="high" chart:style-name="ch2"/>
        <chart:plot-area chart:style-name="ch3" table:cell-range-address="Sheet1.B1:Sheet1.B500" svg:x="0.761cm" svg:y="0.179cm" svg:width="34.271cm" svg:height="8.636cm">
          <chartooo:coordinate-region svg:x="2.308cm" svg:y="0.3cm" svg:width="32.724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8513">
                <text:p>418513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8641">
                <text:p>338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753">
                <text:p>345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2287">
                <text:p>572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3096">
                <text:p>863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1794">
                <text:p>811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9785">
                <text:p>809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8527">
                <text:p>888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6497">
                <text:p>766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4355">
                <text:p>744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8361">
                <text:p>698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5339">
                <text:p>6953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5522">
                <text:p>695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8305">
                <text:p>748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6455">
                <text:p>696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5243">
                <text:p>695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6668">
                <text:p>696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7238">
                <text:p>697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4912">
                <text:p>734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7453">
                <text:p>6974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367">
                <text:p>8003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2986">
                <text:p>8129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2021">
                <text:p>692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0272">
                <text:p>730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8492">
                <text:p>688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844">
                <text:p>6938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0734">
                <text:p>7307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3316">
                <text:p>713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3501">
                <text:p>7735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808">
                <text:p>876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5134">
                <text:p>7451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3045">
                <text:p>793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9324">
                <text:p>7293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8451">
                <text:p>758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4616">
                <text:p>774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8557">
                <text:p>8585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74474">
                <text:p>874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0737">
                <text:p>880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8986">
                <text:p>858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9413">
                <text:p>809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0065">
                <text:p>8800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8750">
                <text:p>8487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3292">
                <text:p>8032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9681">
                <text:p>8396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2458">
                <text:p>702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6889">
                <text:p>716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5849">
                <text:p>7358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1158">
                <text:p>821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7595">
                <text:p>737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9284">
                <text:p>749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7174">
                <text:p>697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5698">
                <text:p>6956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1320">
                <text:p>7313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2005">
                <text:p>712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8243">
                <text:p>7382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9665">
                <text:p>7496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1110">
                <text:p>7411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0013">
                <text:p>730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0508">
                <text:p>700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7734">
                <text:p>6977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2785">
                <text:p>6927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9616">
                <text:p>7296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0439">
                <text:p>7904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1489">
                <text:p>9414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9118">
                <text:p>909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3428">
                <text:p>9434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3207">
                <text:p>8732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1932">
                <text:p>9219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2101">
                <text:p>8721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3274">
                <text:p>8532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8594">
                <text:p>7685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9110">
                <text:p>7091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932">
                <text:p>7209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1120">
                <text:p>7411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7072">
                <text:p>7070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8631">
                <text:p>6986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1313">
                <text:p>7113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1928">
                <text:p>7019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3338">
                <text:p>6933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1299">
                <text:p>751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93081">
                <text:p>6930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1417">
                <text:p>6914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9835">
                <text:p>8498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9200">
                <text:p>7592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5599">
                <text:p>6955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9252">
                <text:p>6992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7937">
                <text:p>6979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6663">
                <text:p>6966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3384">
                <text:p>7033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9153">
                <text:p>689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3460">
                <text:p>7434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6302">
                <text:p>7063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3748">
                <text:p>7437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3137">
                <text:p>6931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9720">
                <text:p>7397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2553">
                <text:p>6925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6311">
                <text:p>6963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5397">
                <text:p>7353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7413">
                <text:p>6974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0700">
                <text:p>6907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6034">
                <text:p>6960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5822">
                <text:p>6958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1128">
                <text:p>7911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4234">
                <text:p>8242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3302">
                <text:p>893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17606">
                <text:p>9176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9532">
                <text:p>7895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04284">
                <text:p>8042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41852">
                <text:p>8418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4060">
                <text:p>7940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7958">
                <text:p>8379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6620">
                <text:p>10066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7352">
                <text:p>8073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0562">
                <text:p>8605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28292">
                <text:p>8282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31885">
                <text:p>8318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26400">
                <text:p>8264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21467">
                <text:p>8214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22599">
                <text:p>8225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9990">
                <text:p>7899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87322">
                <text:p>7873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8093">
                <text:p>7980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81537">
                <text:p>7815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9572">
                <text:p>7895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7084">
                <text:p>7870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87237">
                <text:p>7872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88553">
                <text:p>7885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5231">
                <text:p>7852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94232">
                <text:p>7942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2544">
                <text:p>8225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86614">
                <text:p>7866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42331">
                <text:p>8423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89804">
                <text:p>7898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84538">
                <text:p>7845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85482">
                <text:p>7854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0694">
                <text:p>7806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4525">
                <text:p>8045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3382">
                <text:p>7933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79388">
                <text:p>779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87488">
                <text:p>7874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78590">
                <text:p>7785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6682">
                <text:p>7866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86691">
                <text:p>7866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87760">
                <text:p>7877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29516">
                <text:p>8295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39693">
                <text:p>839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7764">
                <text:p>7877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6315">
                <text:p>7863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8668">
                <text:p>7886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9828">
                <text:p>7898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42302">
                <text:p>8423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86071">
                <text:p>7860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2195">
                <text:p>8521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4235">
                <text:p>7942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60130">
                <text:p>9601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3992">
                <text:p>7839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9375">
                <text:p>7893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4773">
                <text:p>7847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85724">
                <text:p>7857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83572">
                <text:p>7835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3100">
                <text:p>833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90442">
                <text:p>7904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7117">
                <text:p>7871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7569">
                <text:p>8275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91170">
                <text:p>7911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6470">
                <text:p>8364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5144">
                <text:p>8051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8853">
                <text:p>7888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642">
                <text:p>8406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90482">
                <text:p>790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98422">
                <text:p>7984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8109">
                <text:p>7881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88026">
                <text:p>7880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39943">
                <text:p>8399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82917">
                <text:p>7829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87970">
                <text:p>78797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56646">
                <text:p>8566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5199">
                <text:p>8051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6118">
                <text:p>8261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84752">
                <text:p>7847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91582">
                <text:p>7915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91432">
                <text:p>7914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19404">
                <text:p>8194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86003">
                <text:p>7860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7989">
                <text:p>7879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90817">
                <text:p>7908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25307">
                <text:p>8253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4733">
                <text:p>7947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17497">
                <text:p>8174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86335">
                <text:p>7863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98337">
                <text:p>7983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86536">
                <text:p>7865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85730">
                <text:p>7857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32794">
                <text:p>8327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07920">
                <text:p>8079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8379">
                <text:p>7883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94006">
                <text:p>7940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90931">
                <text:p>7909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01069">
                <text:p>9010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36906">
                <text:p>9369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64816">
                <text:p>8648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62281">
                <text:p>8622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40805">
                <text:p>8408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82954">
                <text:p>7829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22557">
                <text:p>8225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43484">
                <text:p>8434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91900">
                <text:p>7919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92207">
                <text:p>7922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94386">
                <text:p>7943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0959">
                <text:p>7809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15551">
                <text:p>8155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29336">
                <text:p>8293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90014">
                <text:p>7900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85672">
                <text:p>7856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86601">
                <text:p>7866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8072">
                <text:p>7880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9853">
                <text:p>7898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41448">
                <text:p>8414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2315">
                <text:p>8423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36206">
                <text:p>8362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40685">
                <text:p>8406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51351">
                <text:p>8513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89048">
                <text:p>7890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90127">
                <text:p>7901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85250">
                <text:p>7852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09279">
                <text:p>8092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6375">
                <text:p>8563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2480">
                <text:p>8024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05202">
                <text:p>8052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92877">
                <text:p>7928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94134">
                <text:p>7941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85195">
                <text:p>7851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39040">
                <text:p>83904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87303">
                <text:p>7873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93022">
                <text:p>7930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88224">
                <text:p>7882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82596">
                <text:p>7825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87609">
                <text:p>7876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50184">
                <text:p>8501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95324">
                <text:p>7953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90696">
                <text:p>7906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91769">
                <text:p>7917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2852">
                <text:p>792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43081">
                <text:p>8430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58489">
                <text:p>8584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38815">
                <text:p>8388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6898">
                <text:p>7868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4885">
                <text:p>7848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2222">
                <text:p>7922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6531">
                <text:p>7865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31589">
                <text:p>8315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86930">
                <text:p>78693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9746">
                <text:p>8397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8038">
                <text:p>8380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88474">
                <text:p>7884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87676">
                <text:p>7876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90497">
                <text:p>7904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85416">
                <text:p>7854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39121">
                <text:p>8391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0066">
                <text:p>7900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87479">
                <text:p>7874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83286">
                <text:p>7832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88698">
                <text:p>7886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87045">
                <text:p>7870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92450">
                <text:p>7924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92564">
                <text:p>7925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90047">
                <text:p>7900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44261">
                <text:p>8442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91617">
                <text:p>7916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2340">
                <text:p>7923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88537">
                <text:p>7885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33202">
                <text:p>8332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43092">
                <text:p>8430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87046">
                <text:p>7870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41421">
                <text:p>8414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89992">
                <text:p>7899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82901">
                <text:p>7829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91983">
                <text:p>7919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86254">
                <text:p>7862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08783">
                <text:p>8087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41046">
                <text:p>8410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6074">
                <text:p>7860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93383">
                <text:p>7933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83730">
                <text:p>78373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86877">
                <text:p>7868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85991">
                <text:p>7859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88262">
                <text:p>7882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7241">
                <text:p>7872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82824">
                <text:p>7828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82112">
                <text:p>7821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39692">
                <text:p>8396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87977">
                <text:p>7879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26730">
                <text:p>82673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89253">
                <text:p>7892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90757">
                <text:p>7907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89046">
                <text:p>7890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88136">
                <text:p>7881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90632">
                <text:p>7906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32670">
                <text:p>83267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0322">
                <text:p>8903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93552">
                <text:p>7935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99615">
                <text:p>7996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98496">
                <text:p>7984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61324">
                <text:p>8613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35762">
                <text:p>8357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74784">
                <text:p>8747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90285">
                <text:p>8902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34272">
                <text:p>8342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39544">
                <text:p>8395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30065">
                <text:p>8300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25593">
                <text:p>8255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93473">
                <text:p>7934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48329">
                <text:p>8483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41692">
                <text:p>8416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20720">
                <text:p>8207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91992">
                <text:p>8919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48287">
                <text:p>8482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40929">
                <text:p>8409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96701">
                <text:p>8967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35366">
                <text:p>8353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89606">
                <text:p>7896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52971">
                <text:p>8529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89949">
                <text:p>7899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3702">
                <text:p>8137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5649">
                <text:p>8356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69346">
                <text:p>8693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95776">
                <text:p>8957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7413">
                <text:p>8274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81638">
                <text:p>7816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89493">
                <text:p>7894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91592">
                <text:p>7915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88410">
                <text:p>78841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81440">
                <text:p>78144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88388">
                <text:p>7883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23866">
                <text:p>8238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25931">
                <text:p>8259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31104">
                <text:p>8311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2559">
                <text:p>8725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10523">
                <text:p>9105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74026">
                <text:p>9740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06507">
                <text:p>9065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64952">
                <text:p>8649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89650">
                <text:p>7896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38755">
                <text:p>8387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39513">
                <text:p>8395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16677">
                <text:p>8166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00284">
                <text:p>8002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42325">
                <text:p>8423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94452">
                <text:p>7944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89540">
                <text:p>7895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59531">
                <text:p>8595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98035">
                <text:p>7980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08606">
                <text:p>8086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44646">
                <text:p>8446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35786">
                <text:p>8357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12111">
                <text:p>8121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41473">
                <text:p>8414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37982">
                <text:p>8379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39212">
                <text:p>8392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34430">
                <text:p>83443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96006">
                <text:p>7960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92126">
                <text:p>7921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6927">
                <text:p>7869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91716">
                <text:p>7917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90783">
                <text:p>7907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1899">
                <text:p>7918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0665">
                <text:p>7906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43865">
                <text:p>8438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97700">
                <text:p>7977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13843">
                <text:p>8138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84916">
                <text:p>8849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02889">
                <text:p>9028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53828">
                <text:p>8538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6883">
                <text:p>8268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44235">
                <text:p>8442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93598">
                <text:p>7935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84540">
                <text:p>78454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90159">
                <text:p>790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1318">
                <text:p>8213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99436">
                <text:p>8994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34360">
                <text:p>83436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83882">
                <text:p>8838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48670">
                <text:p>84867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1949">
                <text:p>8019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88277">
                <text:p>7882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93515">
                <text:p>7935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83039">
                <text:p>7830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6956">
                <text:p>8269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38075">
                <text:p>8380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93156">
                <text:p>8931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06181">
                <text:p>9061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38657">
                <text:p>8386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8936">
                <text:p>7889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5520">
                <text:p>80552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9794">
                <text:p>7997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35931">
                <text:p>8359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608">
                <text:p>7936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1648">
                <text:p>7916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86509">
                <text:p>7865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84805">
                <text:p>7848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0380">
                <text:p>7903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5493">
                <text:p>8054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33102">
                <text:p>8331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43052">
                <text:p>8430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84466">
                <text:p>8844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40819">
                <text:p>8408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90522">
                <text:p>7905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21674">
                <text:p>8216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93180">
                <text:p>7931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87234">
                <text:p>7872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41236">
                <text:p>8412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32838">
                <text:p>8328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85781">
                <text:p>8857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93384">
                <text:p>8933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5243">
                <text:p>8352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95052">
                <text:p>7950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85028">
                <text:p>7850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80486">
                <text:p>7804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99469">
                <text:p>7994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4853">
                <text:p>8448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37554">
                <text:p>8375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79129">
                <text:p>8791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37848">
                <text:p>8378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74387">
                <text:p>8743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21950">
                <text:p>112195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85806">
                <text:p>12858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99285">
                <text:p>12992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8824">
                <text:p>10288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95446">
                <text:p>7954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99660">
                <text:p>7996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95242">
                <text:p>7952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98881">
                <text:p>79888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92512">
                <text:p>7925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86984">
                <text:p>7869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80005">
                <text:p>7800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25948">
                <text:p>8259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49037">
                <text:p>8490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43749">
                <text:p>8437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95656">
                <text:p>7956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27386">
                <text:p>8273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86445">
                <text:p>7864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18644">
                <text:p>8186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45457">
                <text:p>8454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40883">
                <text:p>8408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38474">
                <text:p>8384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29057">
                <text:p>8290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89935">
                <text:p>7899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87182">
                <text:p>7871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94314">
                <text:p>7943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27289">
                <text:p>8272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96983">
                <text:p>7969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96520">
                <text:p>7965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92384">
                <text:p>7923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85550">
                <text:p>78555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81933">
                <text:p>7819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1647">
                <text:p>85164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92002">
                <text:p>8920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36573">
                <text:p>8365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39725">
                <text:p>8397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49055">
                <text:p>8490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84087">
                <text:p>7840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38695">
                <text:p>8386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89507">
                <text:p>7895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93787">
                <text:p>79378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26975">
                <text:p>8269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6952">
                <text:p>8369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73827">
                <text:p>8738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46689">
                <text:p>8466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40226">
                <text:p>8402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52348">
                <text:p>8523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95174">
                <text:p>7951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6475">
                <text:p>8364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89836">
                <text:p>7898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05139">
                <text:p>8051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70233">
                <text:p>8702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02603">
                <text:p>9026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20941">
                <text:p>9209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36464">
                <text:p>8364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30460">
                <text:p>83046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89565">
                <text:p>7895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87713">
                <text:p>7877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95272">
                <text:p>7952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99622">
                <text:p>7996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47028">
                <text:p>8470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42994">
                <text:p>8429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50707">
                <text:p>8507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45133">
                <text:p>8451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02634">
                <text:p>8026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88372">
                <text:p>7883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40289">
                <text:p>8402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37033">
                <text:p>8370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53642">
                <text:p>8536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39569">
                <text:p>8395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42063">
                <text:p>8420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47821">
                <text:p>8478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45085">
                <text:p>8450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55223">
                <text:p>8552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90465">
                <text:p>7904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90460">
                <text:p>79046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80547">
                <text:p>780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